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18ce5c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6161bf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a8b0b6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6792fa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3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4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1ed0645" style:font-size-asian="11pt" style:font-size-complex="11pt"/>
    </style:style>
    <style:style style:name="P35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14c9a05"/>
    </style:style>
    <style:style style:name="P3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6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8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59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0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1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2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6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67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c9a05" style:font-size-asian="11pt" style:font-size-complex="11pt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2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P73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4" style:family="paragraph" style:parent-style-name="Text_20_body" style:list-style-name="RTF_5f_Num_20_3">
      <style:paragraph-properties fo:line-height="100%"/>
      <style:text-properties style:font-name="Times New Roman" fo:font-size="11pt" officeooo:paragraph-rsid="023af887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48638a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0e191d" style:font-style-asian="normal" style:font-style-complex="normal"/>
    </style:style>
    <style:style style:name="T6" style:family="text">
      <style:text-properties fo:color="#666666" style:font-name="Times New Roman" fo:font-style="normal" officeooo:rsid="01359bbe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ff4d806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da74836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46a1ed1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c3bd08a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2d36f6c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3b37e5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10cc51d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0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1" style:family="text">
      <style:text-properties fo:letter-spacing="0.002in" style:text-underline-style="solid" style:text-underline-width="auto" style:text-underline-color="font-color"/>
    </style:style>
    <style:style style:name="T42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officeooo:rsid="015f885d"/>
    </style:style>
    <style:style style:name="T44" style:family="text">
      <style:text-properties fo:letter-spacing="0.002in" officeooo:rsid="01b0f6ec"/>
    </style:style>
    <style:style style:name="T45" style:family="text">
      <style:text-properties style:text-position="super 58%" fo:letter-spacing="0.002in"/>
    </style:style>
    <style:style style:name="T46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47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48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49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0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1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59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0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1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2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3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222350e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0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1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2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3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4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7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76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77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dd18bac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0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1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94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95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96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97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98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99" style:family="text">
      <style:text-properties fo:language="en" fo:country="GB" fo:font-style="normal" style:text-underline-style="none" officeooo:rsid="01fe772a" style:font-style-asian="normal" style:font-name-complex="Times New Roman" style:font-style-complex="normal"/>
    </style:style>
    <style:style style:name="T100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1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2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3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04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05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06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07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08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09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34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35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36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37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38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39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0" style:family="text">
      <style:text-properties fo:color="#000000" fo:letter-spacing="normal" fo:language="en" fo:country="GB" fo:font-style="normal" style:text-underline-style="none" fo:font-weight="normal" officeooo:rsid="00b1c144" style:font-style-asian="normal" style:font-weight-asian="normal" style:font-name-complex="Arial1" style:font-style-complex="normal" style:font-weight-complex="normal" loext:padding="0in" loext:border="none"/>
    </style:style>
    <style:style style:name="T141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2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3" style:family="text">
      <style:text-properties fo:color="#000000" style:text-underline-style="none" fo:font-weight="bold" officeooo:rsid="011b9be9" style:font-weight-asian="bold" style:font-weight-complex="bold"/>
    </style:style>
    <style:style style:name="T144" style:family="text">
      <style:text-properties fo:color="#000000" style:text-underline-style="none" fo:font-weight="bold" officeooo:rsid="00b68fd2" style:font-weight-asian="bold" style:font-weight-complex="bold"/>
    </style:style>
    <style:style style:name="T145" style:family="text">
      <style:text-properties fo:color="#000000" style:text-underline-style="none" fo:font-weight="bold" officeooo:rsid="0099d3c9" style:font-weight-asian="bold" style:font-weight-complex="bold"/>
    </style:style>
    <style:style style:name="T146" style:family="text">
      <style:text-properties fo:color="#000000" style:text-underline-style="none" fo:font-weight="bold" officeooo:rsid="0092bc65" style:font-weight-asian="bold" style:font-weight-complex="bold"/>
    </style:style>
    <style:style style:name="T147" style:family="text">
      <style:text-properties fo:color="#000000" style:text-underline-style="none" fo:font-weight="bold" officeooo:rsid="066818f6" style:font-weight-asian="bold" style:font-weight-complex="bold"/>
    </style:style>
    <style:style style:name="T148" style:family="text">
      <style:text-properties fo:color="#000000" style:text-underline-style="none" fo:font-weight="bold" officeooo:rsid="06695675" style:font-weight-asian="bold" style:font-weight-complex="bold"/>
    </style:style>
    <style:style style:name="T149" style:family="text">
      <style:text-properties fo:color="#000000" style:text-underline-style="none" fo:font-weight="normal" officeooo:rsid="064e6afa" style:font-weight-asian="normal" style:font-weight-complex="normal"/>
    </style:style>
    <style:style style:name="T150" style:family="text">
      <style:text-properties fo:color="#000000" style:text-underline-style="none" fo:font-weight="normal" officeooo:rsid="066818f6" style:font-weight-asian="normal" style:font-weight-complex="normal"/>
    </style:style>
    <style:style style:name="T151" style:family="text">
      <style:text-properties fo:color="#000000" style:text-underline-style="none" fo:font-weight="normal" officeooo:rsid="06695675" style:font-weight-asian="normal" style:font-weight-complex="normal"/>
    </style:style>
    <style:style style:name="T152" style:family="text">
      <style:text-properties fo:color="#000000" style:text-underline-style="none" fo:font-weight="normal" officeooo:rsid="066b97ae" style:font-weight-asian="normal" style:font-weight-complex="normal"/>
    </style:style>
    <style:style style:name="T153" style:family="text">
      <style:text-properties fo:color="#000000" style:text-underline-style="none" fo:font-weight="normal" officeooo:rsid="055bcdca" style:font-weight-asian="normal" style:font-weight-complex="normal"/>
    </style:style>
    <style:style style:name="T154" style:family="text">
      <style:text-properties fo:color="#000000" style:text-underline-style="none" fo:font-weight="normal" officeooo:rsid="066f927c" style:font-weight-asian="normal" style:font-weight-complex="normal"/>
    </style:style>
    <style:style style:name="T155" style:family="text">
      <style:text-properties fo:color="#000000" style:text-underline-style="none" fo:font-weight="normal" officeooo:rsid="0670cf97" style:font-weight-asian="normal" style:font-weight-complex="normal"/>
    </style:style>
    <style:style style:name="T156" style:family="text">
      <style:text-properties fo:color="#000000" style:text-underline-style="none" fo:font-weight="normal" officeooo:rsid="0101b363" style:font-weight-asian="normal" style:font-weight-complex="normal"/>
    </style:style>
    <style:style style:name="T157" style:family="text">
      <style:text-properties fo:color="#000000" style:text-underline-style="none" fo:font-weight="normal" officeooo:rsid="0659a4bc" style:font-weight-asian="normal" style:font-weight-complex="normal"/>
    </style:style>
    <style:style style:name="T158" style:family="text">
      <style:text-properties fo:color="#000000" style:text-underline-style="none" fo:font-weight="normal" officeooo:rsid="0202cbb9" style:font-weight-asian="normal" style:font-weight-complex="normal"/>
    </style:style>
    <style:style style:name="T159" style:family="text">
      <style:text-properties fo:color="#000000" style:text-underline-style="none" fo:font-weight="normal" officeooo:rsid="02468a0c" style:font-weight-asian="normal" style:font-weight-complex="normal"/>
    </style:style>
    <style:style style:name="T16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161" style:family="text">
      <style:text-properties fo:color="#000000" fo:letter-spacing="0.002in" fo:language="en" fo:country="GB" fo:font-style="normal" style:text-underline-style="none" fo:font-weight="normal" officeooo:rsid="14f27e15" style:font-style-asian="normal" style:font-weight-asian="normal" style:font-name-complex="Times New Roman" style:font-style-complex="normal" style:font-weight-complex="normal"/>
    </style:style>
    <style:style style:name="T162" style:family="text">
      <style:text-properties fo:color="#000000" fo:letter-spacing="0.002in" fo:language="en" fo:country="GB" fo:font-style="normal" style:text-underline-style="none" fo:font-weight="normal" officeooo:rsid="0ff90b19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65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66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67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0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1" style:family="text">
      <style:text-properties fo:color="#000000" style:font-name="Times New Roman" fo:font-size="11pt" fo:language="en" fo:country="US" style:text-underline-style="none" fo:font-weight="normal" officeooo:rsid="01111744" fo:background-color="#ffffff" loext:char-shading-value="0" style:font-name-asian="Times New Roman2" style:font-size-asian="11pt" style:language-asian="nl" style:country-asian="BE" style:font-weight-asian="normal" style:font-name-complex="Times New Roman" style:font-size-complex="11pt" style:font-weight-complex="normal"/>
    </style:style>
    <style:style style:name="T172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73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74" style:family="text">
      <style:text-properties fo:color="#000000" style:font-name="Times New Roman" fo:font-size="11pt" style:text-underline-style="none" style:font-size-asian="11pt" style:font-size-complex="11pt"/>
    </style:style>
    <style:style style:name="T175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76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77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78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79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80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81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82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83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184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185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186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187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188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189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19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19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19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19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194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195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196" style:family="text">
      <style:text-properties officeooo:rsid="00260b39"/>
    </style:style>
    <style:style style:name="T197" style:family="text">
      <style:text-properties officeooo:rsid="00278b3f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10209be" style:font-weight-asian="normal" style:font-weight-complex="normal"/>
    </style:style>
    <style:style style:name="T200" style:family="text">
      <style:text-properties fo:font-weight="normal" officeooo:rsid="00d7bb59" style:font-weight-asian="normal" style:font-weight-complex="normal"/>
    </style:style>
    <style:style style:name="T201" style:family="text">
      <style:text-properties fo:font-weight="normal" officeooo:rsid="03eda9d0" style:font-weight-asian="normal" style:font-weight-complex="normal"/>
    </style:style>
    <style:style style:name="T202" style:family="text">
      <style:text-properties fo:font-weight="normal" officeooo:rsid="0b5810ee" style:font-weight-asian="normal" style:font-weight-complex="normal"/>
    </style:style>
    <style:style style:name="T203" style:family="text">
      <style:text-properties fo:font-weight="normal" officeooo:rsid="003b7ae7" style:font-weight-asian="normal" style:font-weight-complex="normal"/>
    </style:style>
    <style:style style:name="T204" style:family="text">
      <style:text-properties fo:font-weight="normal" officeooo:rsid="0044cfad" style:font-weight-asian="normal" style:font-weight-complex="normal"/>
    </style:style>
    <style:style style:name="T205" style:family="text">
      <style:text-properties fo:font-weight="normal" officeooo:rsid="0490641d" style:font-weight-asian="normal" style:font-weight-complex="normal"/>
    </style:style>
    <style:style style:name="T206" style:family="text">
      <style:text-properties fo:font-weight="normal" officeooo:rsid="0059834d" style:font-weight-asian="normal" style:font-weight-complex="normal"/>
    </style:style>
    <style:style style:name="T207" style:family="text">
      <style:text-properties fo:font-weight="normal" officeooo:rsid="00e7f6a6" style:font-weight-asian="normal" style:font-weight-complex="normal"/>
    </style:style>
    <style:style style:name="T208" style:family="text">
      <style:text-properties fo:font-weight="normal" officeooo:rsid="037a38a8" style:font-weight-asian="normal" style:font-weight-complex="normal"/>
    </style:style>
    <style:style style:name="T209" style:family="text">
      <style:text-properties fo:font-weight="normal" officeooo:rsid="00d93405" style:font-weight-asian="normal" style:font-weight-complex="normal"/>
    </style:style>
    <style:style style:name="T210" style:family="text">
      <style:text-properties fo:font-weight="normal" officeooo:rsid="0079834f" style:font-weight-asian="normal" style:font-weight-complex="normal"/>
    </style:style>
    <style:style style:name="T211" style:family="text">
      <style:text-properties fo:font-weight="normal" officeooo:rsid="018c5509" style:font-weight-asian="normal" style:font-weight-complex="normal"/>
    </style:style>
    <style:style style:name="T212" style:family="text">
      <style:text-properties fo:font-weight="normal" officeooo:rsid="00a5ca46" style:font-weight-asian="normal" style:font-weight-complex="normal"/>
    </style:style>
    <style:style style:name="T213" style:family="text">
      <style:text-properties fo:font-weight="normal" officeooo:rsid="00a61d61" style:font-weight-asian="normal" style:font-weight-complex="normal"/>
    </style:style>
    <style:style style:name="T214" style:family="text">
      <style:text-properties fo:font-weight="normal" officeooo:rsid="00ac3973" style:font-weight-asian="normal" style:font-weight-complex="normal"/>
    </style:style>
    <style:style style:name="T215" style:family="text">
      <style:text-properties fo:font-weight="normal" officeooo:rsid="0d0d4328" style:font-weight-asian="normal" style:font-weight-complex="normal"/>
    </style:style>
    <style:style style:name="T216" style:family="text">
      <style:text-properties fo:font-weight="normal" officeooo:rsid="0eebe938" style:font-weight-asian="normal" style:font-weight-complex="normal"/>
    </style:style>
    <style:style style:name="T217" style:family="text">
      <style:text-properties fo:font-weight="normal" officeooo:rsid="1687949a" style:font-weight-asian="normal" style:font-weight-complex="normal"/>
    </style:style>
    <style:style style:name="T218" style:family="text">
      <style:text-properties fo:font-weight="normal" officeooo:rsid="00ef5dac" style:font-weight-asian="normal" style:font-weight-complex="normal"/>
    </style:style>
    <style:style style:name="T219" style:family="text">
      <style:text-properties fo:font-weight="normal" officeooo:rsid="010aef95" style:font-weight-asian="normal" style:font-weight-complex="normal"/>
    </style:style>
    <style:style style:name="T220" style:family="text">
      <style:text-properties fo:font-weight="normal" officeooo:rsid="08b8c274" style:font-weight-asian="normal" style:font-weight-complex="normal"/>
    </style:style>
    <style:style style:name="T221" style:family="text">
      <style:text-properties fo:font-weight="normal" officeooo:rsid="00b8c2bc" style:font-weight-asian="normal" style:font-weight-complex="normal"/>
    </style:style>
    <style:style style:name="T222" style:family="text">
      <style:text-properties fo:font-weight="normal" officeooo:rsid="017095fc" style:font-weight-asian="normal" style:font-weight-complex="normal"/>
    </style:style>
    <style:style style:name="T223" style:family="text">
      <style:text-properties fo:font-weight="normal" officeooo:rsid="00905cc3" style:font-weight-asian="normal" style:font-weight-complex="normal"/>
    </style:style>
    <style:style style:name="T224" style:family="text">
      <style:text-properties fo:font-weight="normal" officeooo:rsid="01769b1a" style:font-weight-asian="normal" style:font-weight-complex="normal"/>
    </style:style>
    <style:style style:name="T225" style:family="text">
      <style:text-properties fo:font-weight="normal" officeooo:rsid="01bca8ae" style:font-weight-asian="normal" style:font-weight-complex="normal"/>
    </style:style>
    <style:style style:name="T226" style:family="text">
      <style:text-properties fo:font-weight="normal" officeooo:rsid="01c60df7" style:font-weight-asian="normal" style:font-weight-complex="normal"/>
    </style:style>
    <style:style style:name="T227" style:family="text">
      <style:text-properties fo:font-weight="normal" officeooo:rsid="01fe772a" style:font-weight-asian="normal" style:font-weight-complex="normal"/>
    </style:style>
    <style:style style:name="T228" style:family="text">
      <style:text-properties fo:font-weight="normal" officeooo:rsid="0715c502" style:font-weight-asian="normal" style:font-weight-complex="normal"/>
    </style:style>
    <style:style style:name="T229" style:family="text">
      <style:text-properties fo:font-weight="normal" officeooo:rsid="05c4ac6d" style:font-weight-asian="normal" style:font-weight-complex="normal"/>
    </style:style>
    <style:style style:name="T230" style:family="text">
      <style:text-properties fo:font-weight="normal" officeooo:rsid="0714935e" style:font-weight-asian="normal" style:font-weight-complex="normal"/>
    </style:style>
    <style:style style:name="T231" style:family="text">
      <style:text-properties fo:font-weight="normal" officeooo:rsid="0231bd75" style:font-weight-asian="normal" style:font-weight-complex="normal"/>
    </style:style>
    <style:style style:name="T232" style:family="text">
      <style:text-properties fo:font-weight="normal" officeooo:rsid="0232254f" style:font-weight-asian="normal" style:font-weight-complex="normal"/>
    </style:style>
    <style:style style:name="T233" style:family="text">
      <style:text-properties fo:font-weight="normal" officeooo:rsid="02397f7b" style:font-weight-asian="normal" style:font-weight-complex="normal"/>
    </style:style>
    <style:style style:name="T234" style:family="text">
      <style:text-properties fo:font-weight="normal" officeooo:rsid="018354a5" style:font-weight-asian="normal" style:font-weight-complex="normal"/>
    </style:style>
    <style:style style:name="T235" style:family="text">
      <style:text-properties fo:font-weight="normal" officeooo:rsid="030545a8" style:font-weight-asian="normal" style:font-weight-complex="normal"/>
    </style:style>
    <style:style style:name="T236" style:family="text">
      <style:text-properties fo:font-weight="normal" officeooo:rsid="02c92d0d" style:font-weight-asian="normal" style:font-weight-complex="normal"/>
    </style:style>
    <style:style style:name="T237" style:family="text">
      <style:text-properties fo:font-weight="normal" officeooo:rsid="03becd6d" style:font-weight-asian="normal" style:font-weight-complex="normal"/>
    </style:style>
    <style:style style:name="T238" style:family="text">
      <style:text-properties fo:font-weight="normal" officeooo:rsid="01cda42d" style:font-weight-asian="normal" style:font-weight-complex="normal"/>
    </style:style>
    <style:style style:name="T239" style:family="text">
      <style:text-properties fo:font-weight="normal" officeooo:rsid="041bf7a6" style:font-weight-asian="normal" style:font-weight-complex="normal"/>
    </style:style>
    <style:style style:name="T240" style:family="text">
      <style:text-properties fo:font-weight="normal" officeooo:rsid="02649e06" style:font-weight-asian="normal" style:font-weight-complex="normal"/>
    </style:style>
    <style:style style:name="T241" style:family="text">
      <style:text-properties fo:font-weight="normal" style:font-weight-asian="normal" style:font-name-complex="Arial1" style:font-weight-complex="normal"/>
    </style:style>
    <style:style style:name="T242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43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44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45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46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47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48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49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50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51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52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53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54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10503c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1fd3e75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282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283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284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285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286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287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288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289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290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291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292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293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294" style:family="text">
      <style:text-properties fo:font-style="normal" officeooo:rsid="0cd7546c" style:font-style-asian="normal" style:font-name-complex="Arial1" style:font-style-complex="normal"/>
    </style:style>
    <style:style style:name="T295" style:family="text">
      <style:text-properties fo:font-style="normal" officeooo:rsid="08702bdf" style:font-style-asian="normal" style:font-name-complex="Arial1" style:font-style-complex="normal"/>
    </style:style>
    <style:style style:name="T296" style:family="text">
      <style:text-properties fo:font-style="normal" officeooo:rsid="0fe47423" style:font-style-asian="normal" style:font-name-complex="Arial1" style:font-style-complex="normal"/>
    </style:style>
    <style:style style:name="T297" style:family="text">
      <style:text-properties fo:font-style="normal" officeooo:rsid="1010b53d" style:font-style-asian="normal" style:font-name-complex="Arial1" style:font-style-complex="normal"/>
    </style:style>
    <style:style style:name="T298" style:family="text">
      <style:text-properties fo:font-style="normal" officeooo:rsid="128c503e" style:font-style-asian="normal" style:font-name-complex="Arial1" style:font-style-complex="normal"/>
    </style:style>
    <style:style style:name="T299" style:family="text">
      <style:text-properties fo:font-style="normal" officeooo:rsid="0cd9334f" style:font-style-asian="normal" style:font-name-complex="Arial1" style:font-style-complex="normal"/>
    </style:style>
    <style:style style:name="T300" style:family="text">
      <style:text-properties fo:font-style="normal" officeooo:rsid="0fddd37e" style:font-style-asian="normal" style:font-name-complex="Arial1" style:font-style-complex="normal"/>
    </style:style>
    <style:style style:name="T301" style:family="text">
      <style:text-properties fo:font-style="normal" officeooo:rsid="128b204d" style:font-style-asian="normal" style:font-name-complex="Arial1" style:font-style-complex="normal"/>
    </style:style>
    <style:style style:name="T302" style:family="text">
      <style:text-properties fo:font-style="normal" officeooo:rsid="11dc23c7" style:font-style-asian="normal" style:font-name-complex="Arial1" style:font-style-complex="normal"/>
    </style:style>
    <style:style style:name="T303" style:family="text">
      <style:text-properties fo:font-style="normal" officeooo:rsid="11dc21a4" style:font-style-asian="normal" style:font-name-complex="Arial1" style:font-style-complex="normal"/>
    </style:style>
    <style:style style:name="T304" style:family="text">
      <style:text-properties fo:font-style="normal" officeooo:rsid="11d966bf" style:font-style-asian="normal" style:font-name-complex="Arial1" style:font-style-complex="normal"/>
    </style:style>
    <style:style style:name="T305" style:family="text">
      <style:text-properties fo:font-style="normal" officeooo:rsid="12950b11" style:font-style-asian="normal" style:font-name-complex="Arial1" style:font-style-complex="normal"/>
    </style:style>
    <style:style style:name="T306" style:family="text">
      <style:text-properties fo:font-style="normal" officeooo:rsid="11da47bf" style:font-style-asian="normal" style:font-name-complex="Arial1" style:font-style-complex="normal"/>
    </style:style>
    <style:style style:name="T307" style:family="text">
      <style:text-properties fo:font-style="normal" officeooo:rsid="00a74e94" style:font-style-asian="normal" style:font-name-complex="Arial1" style:font-style-complex="normal"/>
    </style:style>
    <style:style style:name="T308" style:family="text">
      <style:text-properties fo:font-style="normal" officeooo:rsid="0b7522ba" style:font-style-asian="normal" style:font-name-complex="Arial1" style:font-style-complex="normal"/>
    </style:style>
    <style:style style:name="T309" style:family="text">
      <style:text-properties fo:font-style="normal" officeooo:rsid="0b6d3f4e" style:font-style-asian="normal" style:font-name-complex="Arial1" style:font-style-complex="normal"/>
    </style:style>
    <style:style style:name="T310" style:family="text">
      <style:text-properties fo:font-style="normal" officeooo:rsid="07d79de5" style:font-style-asian="normal" style:font-name-complex="Arial1" style:font-style-complex="normal"/>
    </style:style>
    <style:style style:name="T311" style:family="text">
      <style:text-properties fo:font-style="normal" officeooo:rsid="0c5b85db" style:font-style-asian="normal" style:font-name-complex="Arial1" style:font-style-complex="normal"/>
    </style:style>
    <style:style style:name="T312" style:family="text">
      <style:text-properties fo:font-style="normal" officeooo:rsid="07d7ef83" style:font-style-asian="normal" style:font-name-complex="Arial1" style:font-style-complex="normal"/>
    </style:style>
    <style:style style:name="T313" style:family="text">
      <style:text-properties fo:font-style="normal" officeooo:rsid="00b5cbb8" style:font-style-asian="normal" style:font-name-complex="Arial1" style:font-style-complex="normal"/>
    </style:style>
    <style:style style:name="T314" style:family="text">
      <style:text-properties fo:font-style="normal" officeooo:rsid="00b4b293" style:font-style-asian="normal" style:font-name-complex="Arial1" style:font-style-complex="normal"/>
    </style:style>
    <style:style style:name="T315" style:family="text">
      <style:text-properties fo:font-style="normal" officeooo:rsid="0139dc55" style:font-style-asian="normal" style:font-name-complex="Arial1" style:font-style-complex="normal"/>
    </style:style>
    <style:style style:name="T316" style:family="text">
      <style:text-properties fo:font-style="normal" officeooo:rsid="015a536a" style:font-style-asian="normal" style:font-name-complex="Arial1" style:font-style-complex="normal"/>
    </style:style>
    <style:style style:name="T317" style:family="text">
      <style:text-properties fo:font-style="normal" officeooo:rsid="01eed6f6" style:font-style-asian="normal" style:font-name-complex="Arial1" style:font-style-complex="normal"/>
    </style:style>
    <style:style style:name="T318" style:family="text">
      <style:text-properties fo:font-style="normal" officeooo:rsid="01fadbbc" style:font-style-asian="normal" style:font-name-complex="Arial1" style:font-style-complex="normal"/>
    </style:style>
    <style:style style:name="T319" style:family="text">
      <style:text-properties fo:font-style="normal" officeooo:rsid="02707e46" style:font-style-asian="normal" style:font-name-complex="Arial1" style:font-style-complex="normal"/>
    </style:style>
    <style:style style:name="T320" style:family="text">
      <style:text-properties fo:font-style="normal" style:font-style-asian="normal" style:font-style-complex="normal"/>
    </style:style>
    <style:style style:name="T321" style:family="text">
      <style:text-properties fo:font-style="normal" officeooo:rsid="0b7a04f4" style:font-style-asian="normal" style:font-style-complex="normal"/>
    </style:style>
    <style:style style:name="T322" style:family="text">
      <style:text-properties fo:font-style="normal" officeooo:rsid="0127c868" style:font-style-asian="normal" style:font-style-complex="normal"/>
    </style:style>
    <style:style style:name="T323" style:family="text">
      <style:text-properties fo:font-style="normal" officeooo:rsid="014c8744" style:font-style-asian="normal" style:font-style-complex="normal"/>
    </style:style>
    <style:style style:name="T324" style:family="text">
      <style:text-properties fo:font-style="normal" officeooo:rsid="09514304" style:font-style-asian="normal" style:font-style-complex="normal"/>
    </style:style>
    <style:style style:name="T325" style:family="text">
      <style:text-properties fo:font-style="normal" officeooo:rsid="014c9a05" style:font-style-asian="normal" style:font-style-complex="normal"/>
    </style:style>
    <style:style style:name="T326" style:family="text">
      <style:text-properties fo:font-style="normal" officeooo:rsid="00d93405" style:font-style-asian="normal" style:font-style-complex="normal"/>
    </style:style>
    <style:style style:name="T327" style:family="text">
      <style:text-properties fo:font-style="normal" officeooo:rsid="02001e1d" style:font-style-asian="normal" style:font-style-complex="normal"/>
    </style:style>
    <style:style style:name="T328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d0ae037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d0be86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167daa02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eebe938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fab97d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50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51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52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53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54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55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56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57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58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59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60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61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62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63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64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65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66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67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68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69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70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71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72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73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74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75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76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77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78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2662a63" fo:background-color="#ffffff" loext:char-shading-value="0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2" style:family="text">
      <style:text-properties fo:font-style="normal" style:text-underline-style="none" fo:font-weight="normal" officeooo:rsid="0159c83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3" style:family="text">
      <style:text-properties fo:font-style="normal" style:text-underline-style="none" fo:font-weight="normal" officeooo:rsid="026c50d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4" style:family="text">
      <style:text-properties fo:font-style="normal" style:text-underline-style="none" officeooo:rsid="0a03a467" style:font-style-asian="normal" style:font-style-complex="normal"/>
    </style:style>
    <style:style style:name="T385" style:family="text">
      <style:text-properties fo:font-style="normal" style:text-underline-style="none" officeooo:rsid="06a8597d" style:font-style-asian="normal" style:font-style-complex="normal"/>
    </style:style>
    <style:style style:name="T386" style:family="text">
      <style:text-properties fo:font-style="normal" style:text-underline-style="none" officeooo:rsid="08b9f8ac" style:font-style-asian="normal" style:font-style-complex="normal"/>
    </style:style>
    <style:style style:name="T387" style:family="text">
      <style:text-properties fo:font-style="normal" style:text-underline-style="none" officeooo:rsid="0577c42f" style:font-style-asian="normal" style:font-style-complex="normal"/>
    </style:style>
    <style:style style:name="T388" style:family="text">
      <style:text-properties fo:font-style="normal" style:text-underline-style="none" officeooo:rsid="074f3d44" style:font-style-asian="normal" style:font-style-complex="normal"/>
    </style:style>
    <style:style style:name="T389" style:family="text">
      <style:text-properties fo:font-style="normal" style:text-underline-style="none" officeooo:rsid="025070e8" style:font-style-asian="normal" style:font-style-complex="normal"/>
    </style:style>
    <style:style style:name="T39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39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392" style:family="text">
      <style:text-properties fo:font-style="normal" style:font-name-asian="TimesNewRomanPSMT" style:font-style-asian="normal" style:font-name-complex="TimesNewRomanPSMT" style:font-style-complex="normal"/>
    </style:style>
    <style:style style:name="T39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39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39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396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397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398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01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02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03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04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05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06" style:family="text">
      <style:text-properties officeooo:rsid="0110b95f"/>
    </style:style>
    <style:style style:name="T407" style:family="text">
      <style:text-properties officeooo:rsid="0b7b413a"/>
    </style:style>
    <style:style style:name="T408" style:family="text">
      <style:text-properties officeooo:rsid="0b573f7c"/>
    </style:style>
    <style:style style:name="T409" style:family="text">
      <style:text-properties officeooo:rsid="00d7bb59"/>
    </style:style>
    <style:style style:name="T410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11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12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13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14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15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16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17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18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19" style:family="text">
      <style:text-properties officeooo:rsid="00380153"/>
    </style:style>
    <style:style style:name="T420" style:family="text">
      <style:text-properties officeooo:rsid="00391b97"/>
    </style:style>
    <style:style style:name="T421" style:family="text">
      <style:text-properties style:text-underline-style="none"/>
    </style:style>
    <style:style style:name="T422" style:family="text">
      <style:text-properties style:text-underline-style="none" fo:font-weight="normal" style:font-weight-asian="normal" style:font-weight-complex="normal"/>
    </style:style>
    <style:style style:name="T423" style:family="text">
      <style:text-properties style:text-underline-style="none" fo:font-weight="normal" officeooo:rsid="05c4ac6d" style:font-weight-asian="normal" style:font-weight-complex="normal"/>
    </style:style>
    <style:style style:name="T424" style:family="text">
      <style:text-properties style:text-underline-style="none" fo:font-weight="normal" officeooo:rsid="05c74056" style:font-weight-asian="normal" style:font-weight-complex="normal"/>
    </style:style>
    <style:style style:name="T425" style:family="text">
      <style:text-properties style:text-underline-style="none" fo:font-weight="normal" officeooo:rsid="05c675ec" style:font-weight-asian="normal" style:font-weight-complex="normal"/>
    </style:style>
    <style:style style:name="T426" style:family="text">
      <style:text-properties style:text-underline-style="none" fo:font-weight="normal" officeooo:rsid="05dd599a" style:font-weight-asian="normal" style:font-weight-complex="normal"/>
    </style:style>
    <style:style style:name="T427" style:family="text">
      <style:text-properties style:text-underline-style="none" fo:font-weight="normal" officeooo:rsid="00e15022" style:font-weight-asian="normal" style:font-weight-complex="normal"/>
    </style:style>
    <style:style style:name="T428" style:family="text">
      <style:text-properties style:text-underline-style="none" fo:font-weight="normal" officeooo:rsid="002519e5" style:font-weight-asian="normal" style:font-weight-complex="normal"/>
    </style:style>
    <style:style style:name="T429" style:family="text">
      <style:text-properties style:text-underline-style="none" fo:font-weight="normal" officeooo:rsid="067f9936" style:font-weight-asian="normal" style:font-weight-complex="normal"/>
    </style:style>
    <style:style style:name="T430" style:family="text">
      <style:text-properties style:text-underline-style="none" fo:font-weight="normal" officeooo:rsid="0406004a" style:font-weight-asian="normal" style:font-weight-complex="normal"/>
    </style:style>
    <style:style style:name="T431" style:family="text">
      <style:text-properties style:text-underline-style="none" fo:font-weight="normal" officeooo:rsid="04108a53" style:font-weight-asian="normal" style:font-weight-complex="normal"/>
    </style:style>
    <style:style style:name="T432" style:family="text">
      <style:text-properties style:text-underline-style="none" fo:font-weight="normal" officeooo:rsid="0e0e0ca7" style:font-weight-asian="normal" style:font-weight-complex="normal"/>
    </style:style>
    <style:style style:name="T433" style:family="text">
      <style:text-properties style:text-underline-style="none" fo:font-weight="normal" officeooo:rsid="070144fc" style:font-weight-asian="normal" style:font-weight-complex="normal"/>
    </style:style>
    <style:style style:name="T434" style:family="text">
      <style:text-properties style:text-underline-style="none" fo:font-weight="normal" officeooo:rsid="06a3703f" style:font-weight-asian="normal" style:font-weight-complex="normal"/>
    </style:style>
    <style:style style:name="T435" style:family="text">
      <style:text-properties style:text-underline-style="none" fo:font-weight="normal" officeooo:rsid="06add1e4" style:font-weight-asian="normal" style:font-weight-complex="normal"/>
    </style:style>
    <style:style style:name="T436" style:family="text">
      <style:text-properties style:text-underline-style="none" fo:font-weight="normal" officeooo:rsid="069a463a" style:font-weight-asian="normal" style:font-weight-complex="normal"/>
    </style:style>
    <style:style style:name="T437" style:family="text">
      <style:text-properties style:text-underline-style="none" fo:font-weight="normal" officeooo:rsid="0a008aac" style:font-weight-asian="normal" style:font-weight-complex="normal"/>
    </style:style>
    <style:style style:name="T438" style:family="text">
      <style:text-properties style:text-underline-style="none" fo:font-weight="normal" officeooo:rsid="0850567a" style:font-weight-asian="normal" style:font-weight-complex="normal"/>
    </style:style>
    <style:style style:name="T439" style:family="text">
      <style:text-properties style:text-underline-style="none" fo:font-weight="normal" officeooo:rsid="084c1035" style:font-weight-asian="normal" style:font-weight-complex="normal"/>
    </style:style>
    <style:style style:name="T440" style:family="text">
      <style:text-properties style:text-underline-style="none" fo:font-weight="normal" officeooo:rsid="0a01bf1b" style:font-weight-asian="normal" style:font-weight-complex="normal"/>
    </style:style>
    <style:style style:name="T441" style:family="text">
      <style:text-properties style:text-underline-style="none" fo:font-weight="normal" officeooo:rsid="07c21354" style:font-weight-asian="normal" style:font-weight-complex="normal"/>
    </style:style>
    <style:style style:name="T442" style:family="text">
      <style:text-properties style:text-underline-style="none" fo:font-weight="normal" officeooo:rsid="0a0708ec" style:font-weight-asian="normal" style:font-weight-complex="normal"/>
    </style:style>
    <style:style style:name="T443" style:family="text">
      <style:text-properties style:text-underline-style="none" fo:font-weight="normal" officeooo:rsid="0a07c087" style:font-weight-asian="normal" style:font-weight-complex="normal"/>
    </style:style>
    <style:style style:name="T444" style:family="text">
      <style:text-properties style:text-underline-style="none" fo:font-weight="normal" officeooo:rsid="0406819f" style:font-weight-asian="normal" style:font-weight-complex="normal"/>
    </style:style>
    <style:style style:name="T445" style:family="text">
      <style:text-properties style:text-underline-style="none" fo:font-weight="normal" officeooo:rsid="08b94969" style:font-weight-asian="normal" style:font-weight-complex="normal"/>
    </style:style>
    <style:style style:name="T446" style:family="text">
      <style:text-properties style:text-underline-style="none" fo:font-weight="normal" officeooo:rsid="08a23978" style:font-weight-asian="normal" style:font-weight-complex="normal"/>
    </style:style>
    <style:style style:name="T447" style:family="text">
      <style:text-properties style:text-underline-style="none" fo:font-weight="normal" officeooo:rsid="06bc7c5f" style:font-weight-asian="normal" style:font-weight-complex="normal"/>
    </style:style>
    <style:style style:name="T448" style:family="text">
      <style:text-properties style:text-underline-style="none" fo:font-weight="normal" officeooo:rsid="068aaaf9" style:font-weight-asian="normal" style:font-weight-complex="normal"/>
    </style:style>
    <style:style style:name="T449" style:family="text">
      <style:text-properties style:text-underline-style="none" fo:font-weight="normal" officeooo:rsid="00a71900" style:font-weight-asian="normal" style:font-weight-complex="normal"/>
    </style:style>
    <style:style style:name="T450" style:family="text">
      <style:text-properties style:text-underline-style="none" fo:font-weight="normal" officeooo:rsid="014de3f6" style:font-weight-asian="normal" style:font-weight-complex="normal"/>
    </style:style>
    <style:style style:name="T451" style:family="text">
      <style:text-properties style:text-underline-style="none" fo:font-weight="normal" officeooo:rsid="01783e65" style:font-weight-asian="normal" style:font-weight-complex="normal"/>
    </style:style>
    <style:style style:name="T452" style:family="text">
      <style:text-properties style:text-underline-style="none" fo:font-weight="normal" officeooo:rsid="0231bd75" style:font-weight-asian="normal" style:font-weight-complex="normal"/>
    </style:style>
    <style:style style:name="T453" style:family="text">
      <style:text-properties style:text-underline-style="none" fo:font-weight="normal" officeooo:rsid="0164c162" style:font-weight-asian="normal" style:font-weight-complex="normal"/>
    </style:style>
    <style:style style:name="T454" style:family="text">
      <style:text-properties style:text-underline-style="none" fo:font-weight="normal" officeooo:rsid="01fd3e75" style:font-weight-asian="normal" style:font-weight-complex="normal"/>
    </style:style>
    <style:style style:name="T455" style:family="text">
      <style:text-properties style:text-underline-style="none" fo:font-weight="normal" officeooo:rsid="025152ee" style:font-weight-asian="normal" style:font-weight-complex="normal"/>
    </style:style>
    <style:style style:name="T456" style:family="text">
      <style:text-properties style:text-underline-style="none" fo:font-weight="normal" officeooo:rsid="00ef5dac" style:font-weight-asian="normal" style:font-weight-complex="normal"/>
    </style:style>
    <style:style style:name="T457" style:family="text">
      <style:text-properties style:text-underline-style="none" fo:font-weight="normal" officeooo:rsid="02577e94" style:font-weight-asian="normal" style:font-weight-complex="normal"/>
    </style:style>
    <style:style style:name="T458" style:family="text">
      <style:text-properties style:text-underline-style="none" fo:font-weight="normal" officeooo:rsid="06dadc0a" style:font-weight-asian="normal" style:font-weight-complex="normal"/>
    </style:style>
    <style:style style:name="T459" style:family="text">
      <style:text-properties style:text-underline-style="none" fo:font-weight="normal" officeooo:rsid="0165a9ee" style:font-weight-asian="normal" style:font-weight-complex="normal"/>
    </style:style>
    <style:style style:name="T460" style:family="text">
      <style:text-properties style:text-underline-style="none" fo:font-weight="normal" officeooo:rsid="01818bca" style:font-weight-asian="normal" style:font-weight-complex="normal"/>
    </style:style>
    <style:style style:name="T461" style:family="text">
      <style:text-properties style:text-underline-style="none" fo:font-weight="normal" officeooo:rsid="0168f1c1" style:font-weight-asian="normal" style:font-weight-complex="normal"/>
    </style:style>
    <style:style style:name="T462" style:family="text">
      <style:text-properties style:text-underline-style="none" fo:font-weight="normal" officeooo:rsid="017ffa4f" style:font-weight-asian="normal" style:font-weight-complex="normal"/>
    </style:style>
    <style:style style:name="T463" style:family="text">
      <style:text-properties style:text-underline-style="none" fo:font-weight="normal" officeooo:rsid="01cd2611" style:font-weight-asian="normal" style:font-weight-complex="normal"/>
    </style:style>
    <style:style style:name="T464" style:family="text">
      <style:text-properties style:text-underline-style="none" fo:font-weight="normal" officeooo:rsid="023af887" style:font-weight-asian="normal" style:font-weight-complex="normal"/>
    </style:style>
    <style:style style:name="T465" style:family="text">
      <style:text-properties style:text-underline-style="none" fo:font-weight="normal" officeooo:rsid="0275f7f6" style:font-weight-asian="normal" style:font-weight-complex="normal"/>
    </style:style>
    <style:style style:name="T466" style:family="text">
      <style:text-properties style:text-underline-style="none" fo:font-weight="normal" officeooo:rsid="0107d377" style:font-weight-asian="normal" style:font-name-complex="Arial1" style:font-weight-complex="normal"/>
    </style:style>
    <style:style style:name="T467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68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469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470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471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472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473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474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475" style:family="text">
      <style:text-properties style:text-underline-style="none" officeooo:rsid="042b9603"/>
    </style:style>
    <style:style style:name="T476" style:family="text">
      <style:text-properties style:text-underline-style="none" officeooo:rsid="041ac83a"/>
    </style:style>
    <style:style style:name="T477" style:family="text">
      <style:text-properties style:text-underline-style="none" officeooo:rsid="0577c42f"/>
    </style:style>
    <style:style style:name="T478" style:family="text">
      <style:text-properties style:text-underline-style="none" officeooo:rsid="0979943e" style:font-name-complex="Calibri" style:font-style-complex="italic"/>
    </style:style>
    <style:style style:name="T479" style:family="text">
      <style:text-properties style:text-underline-style="none" officeooo:rsid="097935b6" style:font-name-complex="Calibri" style:font-style-complex="italic"/>
    </style:style>
    <style:style style:name="T480" style:family="text">
      <style:text-properties style:text-underline-style="none" officeooo:rsid="09a5ce65" style:font-name-complex="Calibri" style:font-style-complex="italic"/>
    </style:style>
    <style:style style:name="T481" style:family="text">
      <style:text-properties style:text-underline-style="none" officeooo:rsid="0732b6d1" style:font-name-complex="Calibri" style:font-style-complex="italic"/>
    </style:style>
    <style:style style:name="T482" style:family="text">
      <style:text-properties style:text-underline-style="none" officeooo:rsid="0eebe938" style:font-name-complex="Calibri" style:font-style-complex="italic"/>
    </style:style>
    <style:style style:name="T483" style:family="text">
      <style:text-properties style:text-underline-style="none" officeooo:rsid="0978b3f7" style:font-name-complex="Calibri" style:font-style-complex="italic"/>
    </style:style>
    <style:style style:name="T484" style:family="text">
      <style:text-properties style:text-underline-style="none" officeooo:rsid="038f9127" style:font-name-complex="Calibri" style:font-style-complex="italic"/>
    </style:style>
    <style:style style:name="T485" style:family="text">
      <style:text-properties style:text-underline-style="none" officeooo:rsid="0fd59118" style:font-name-complex="Arial1"/>
    </style:style>
    <style:style style:name="T486" style:family="text">
      <style:text-properties style:text-underline-style="none" officeooo:rsid="1262499f" style:font-name-complex="Arial1"/>
    </style:style>
    <style:style style:name="T487" style:family="text">
      <style:text-properties style:text-underline-style="none" officeooo:rsid="0fcadcbe" style:font-name-complex="Arial1"/>
    </style:style>
    <style:style style:name="T488" style:family="text">
      <style:text-properties style:text-underline-style="none" officeooo:rsid="0cf0bf36" style:font-name-complex="Arial1"/>
    </style:style>
    <style:style style:name="T489" style:family="text">
      <style:text-properties style:text-underline-style="none" officeooo:rsid="13d0b9ad" style:font-name-complex="Arial1"/>
    </style:style>
    <style:style style:name="T490" style:family="text">
      <style:text-properties style:text-underline-style="none" officeooo:rsid="0ab6cd50" style:font-name-complex="Arial1"/>
    </style:style>
    <style:style style:name="T491" style:family="text">
      <style:text-properties style:text-underline-style="none" officeooo:rsid="13c1991a" style:font-name-complex="Arial1"/>
    </style:style>
    <style:style style:name="T492" style:family="text">
      <style:text-properties style:text-underline-style="none" officeooo:rsid="0fd6c083" style:font-name-complex="Arial1"/>
    </style:style>
    <style:style style:name="T493" style:family="text">
      <style:text-properties style:text-underline-style="none" officeooo:rsid="0fd5ec6d" style:font-name-complex="Arial1"/>
    </style:style>
    <style:style style:name="T494" style:family="text">
      <style:text-properties style:text-underline-style="none" officeooo:rsid="0107fbf3" style:font-name-complex="Arial1"/>
    </style:style>
    <style:style style:name="T495" style:family="text">
      <style:text-properties style:text-underline-style="none" officeooo:rsid="08702bdf" style:font-name-complex="Arial1"/>
    </style:style>
    <style:style style:name="T496" style:family="text">
      <style:text-properties style:text-underline-style="none" officeooo:rsid="02677d17" style:font-name-complex="Arial1"/>
    </style:style>
    <style:style style:name="T497" style:family="text">
      <style:text-properties style:text-underline-style="none" officeooo:rsid="0b107c72" style:font-name-complex="Arial1"/>
    </style:style>
    <style:style style:name="T498" style:family="text">
      <style:text-properties style:text-underline-style="none" officeooo:rsid="0d2c7e69" style:font-name-complex="Arial1"/>
    </style:style>
    <style:style style:name="T499" style:family="text">
      <style:text-properties style:text-underline-style="none" officeooo:rsid="13d1de22" style:font-name-complex="Arial1"/>
    </style:style>
    <style:style style:name="T500" style:family="text">
      <style:text-properties style:text-underline-style="none" officeooo:rsid="01f13009" style:font-name-complex="Arial1"/>
    </style:style>
    <style:style style:name="T501" style:family="text">
      <style:text-properties style:text-underline-style="none" officeooo:rsid="0766ac7e" style:font-name-complex="Arial1"/>
    </style:style>
    <style:style style:name="T502" style:family="text">
      <style:text-properties style:text-underline-style="none" officeooo:rsid="0aa8a0fd" style:font-name-complex="Arial1"/>
    </style:style>
    <style:style style:name="T503" style:family="text">
      <style:text-properties style:text-underline-style="none" officeooo:rsid="0c1eb01a" style:font-name-complex="Arial1"/>
    </style:style>
    <style:style style:name="T504" style:family="text">
      <style:text-properties style:text-underline-style="none" officeooo:rsid="011afad5" style:font-name-complex="Arial1"/>
    </style:style>
    <style:style style:name="T505" style:family="text">
      <style:text-properties style:text-underline-style="none" officeooo:rsid="0d2e804f" style:font-name-complex="Arial1"/>
    </style:style>
    <style:style style:name="T506" style:family="text">
      <style:text-properties style:text-underline-style="none" officeooo:rsid="0d2f4e76" style:font-name-complex="Arial1"/>
    </style:style>
    <style:style style:name="T507" style:family="text">
      <style:text-properties style:text-underline-style="none" fo:font-weight="bold" style:font-weight-asian="bold" style:font-weight-complex="bold"/>
    </style:style>
    <style:style style:name="T508" style:family="text">
      <style:text-properties style:text-underline-style="none" fo:font-weight="bold" officeooo:rsid="0406819f" style:font-weight-asian="bold" style:font-weight-complex="bold"/>
    </style:style>
    <style:style style:name="T509" style:family="text">
      <style:text-properties style:text-underline-style="none" officeooo:rsid="075168ef"/>
    </style:style>
    <style:style style:name="T510" style:family="text">
      <style:text-properties style:text-underline-style="none" officeooo:rsid="05ac6194"/>
    </style:style>
    <style:style style:name="T511" style:family="text">
      <style:text-properties style:text-underline-style="none" officeooo:rsid="07cb7873"/>
    </style:style>
    <style:style style:name="T512" style:family="text">
      <style:text-properties officeooo:rsid="004903cc"/>
    </style:style>
    <style:style style:name="T513" style:family="text">
      <style:text-properties style:font-name-complex="Arial1"/>
    </style:style>
    <style:style style:name="T514" style:family="text">
      <style:text-properties officeooo:rsid="057629d4" style:font-name-complex="Arial1"/>
    </style:style>
    <style:style style:name="T515" style:family="text">
      <style:text-properties officeooo:rsid="0cca5b0e" style:font-name-complex="Arial1"/>
    </style:style>
    <style:style style:name="T516" style:family="text">
      <style:text-properties officeooo:rsid="0fdbaba8" style:font-name-complex="Arial1"/>
    </style:style>
    <style:style style:name="T517" style:family="text">
      <style:text-properties officeooo:rsid="09f4664e" style:font-name-complex="Arial1"/>
    </style:style>
    <style:style style:name="T518" style:family="text">
      <style:text-properties officeooo:rsid="00944c32" style:font-name-complex="Arial1"/>
    </style:style>
    <style:style style:name="T519" style:family="text">
      <style:text-properties officeooo:rsid="00a57646" style:font-name-complex="Arial1"/>
    </style:style>
    <style:style style:name="T520" style:family="text">
      <style:text-properties officeooo:rsid="003b8c87" style:font-name-complex="Arial1"/>
    </style:style>
    <style:style style:name="T521" style:family="text">
      <style:text-properties officeooo:rsid="00a98c5f" style:font-name-complex="Arial1"/>
    </style:style>
    <style:style style:name="T522" style:family="text">
      <style:text-properties officeooo:rsid="0b04c7f4" style:font-name-complex="Arial1"/>
    </style:style>
    <style:style style:name="T523" style:family="text">
      <style:text-properties officeooo:rsid="08e59a32" style:font-name-complex="Arial1"/>
    </style:style>
    <style:style style:name="T524" style:family="text">
      <style:text-properties officeooo:rsid="08ef4c9f" style:font-name-complex="Arial1"/>
    </style:style>
    <style:style style:name="T525" style:family="text">
      <style:text-properties officeooo:rsid="0139dc55" style:font-name-complex="Arial1"/>
    </style:style>
    <style:style style:name="T526" style:family="text">
      <style:text-properties officeooo:rsid="018b632d" style:font-name-complex="Arial1"/>
    </style:style>
    <style:style style:name="T527" style:family="text">
      <style:text-properties officeooo:rsid="018c817f" style:font-name-complex="Arial1"/>
    </style:style>
    <style:style style:name="T528" style:family="text">
      <style:text-properties officeooo:rsid="01a6503b" style:font-name-complex="Arial1"/>
    </style:style>
    <style:style style:name="T529" style:family="text">
      <style:text-properties officeooo:rsid="02662a63" style:font-name-complex="Arial1"/>
    </style:style>
    <style:style style:name="T530" style:family="text">
      <style:text-properties style:font-name-asian="TimesNewRomanPSMT" style:font-name-complex="TimesNewRomanPSMT"/>
    </style:style>
    <style:style style:name="T531" style:family="text">
      <style:text-properties officeooo:rsid="0c785783" style:font-name-asian="TimesNewRomanPSMT" style:font-name-complex="TimesNewRomanPSMT"/>
    </style:style>
    <style:style style:name="T532" style:family="text">
      <style:text-properties officeooo:rsid="0c0ab61c" style:font-name-asian="TimesNewRomanPSMT" style:font-name-complex="TimesNewRomanPSMT"/>
    </style:style>
    <style:style style:name="T533" style:family="text">
      <style:text-properties officeooo:rsid="05a63105" style:font-name-asian="TimesNewRomanPSMT" style:font-name-complex="TimesNewRomanPSMT"/>
    </style:style>
    <style:style style:name="T534" style:family="text">
      <style:text-properties officeooo:rsid="014de3f6" style:font-name-asian="TimesNewRomanPSMT" style:font-name-complex="TimesNewRomanPSMT"/>
    </style:style>
    <style:style style:name="T535" style:family="text">
      <style:text-properties officeooo:rsid="01c41317" style:font-name-asian="TimesNewRomanPSMT" style:font-name-complex="TimesNewRomanPSMT"/>
    </style:style>
    <style:style style:name="T536" style:family="text">
      <style:text-properties officeooo:rsid="024ebc55" style:font-name-asian="TimesNewRomanPSMT" style:font-name-complex="TimesNewRomanPSMT"/>
    </style:style>
    <style:style style:name="T537" style:family="text">
      <style:text-properties officeooo:rsid="041bf7a6" style:font-name-asian="TimesNewRomanPSMT" style:font-name-complex="TimesNewRomanPSMT"/>
    </style:style>
    <style:style style:name="T538" style:family="text">
      <style:text-properties officeooo:rsid="041b1a90" style:font-name-asian="TimesNewRomanPSMT" style:font-name-complex="TimesNewRomanPSMT"/>
    </style:style>
    <style:style style:name="T539" style:family="text">
      <style:text-properties officeooo:rsid="03b5ad67" style:font-name-asian="TimesNewRomanPSMT" style:font-name-complex="TimesNewRomanPSMT"/>
    </style:style>
    <style:style style:name="T540" style:family="text">
      <style:text-properties officeooo:rsid="03b79783" style:font-name-asian="TimesNewRomanPSMT" style:font-name-complex="TimesNewRomanPSMT"/>
    </style:style>
    <style:style style:name="T541" style:family="text">
      <style:text-properties officeooo:rsid="02c8badb" style:font-name-asian="TimesNewRomanPSMT" style:font-name-complex="TimesNewRomanPSMT"/>
    </style:style>
    <style:style style:name="T542" style:family="text">
      <style:text-properties officeooo:rsid="0303ed6a" style:font-name-asian="TimesNewRomanPSMT" style:font-name-complex="TimesNewRomanPSMT"/>
    </style:style>
    <style:style style:name="T543" style:family="text">
      <style:text-properties fo:font-style="italic" style:font-name-asian="TimesNewRomanPSMT" style:font-style-asian="italic" style:font-name-complex="TimesNewRomanPSMT" style:font-style-complex="italic"/>
    </style:style>
    <style:style style:name="T544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45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46" style:family="text">
      <style:text-properties fo:font-style="italic" style:text-underline-style="none" style:font-style-asian="italic" style:font-style-complex="italic"/>
    </style:style>
    <style:style style:name="T547" style:family="text">
      <style:text-properties fo:font-style="italic" style:text-underline-style="none" officeooo:rsid="057608b7" style:font-style-asian="italic" style:font-style-complex="italic"/>
    </style:style>
    <style:style style:name="T548" style:family="text">
      <style:text-properties fo:font-style="italic" style:text-underline-style="none" officeooo:rsid="0577973f" style:font-style-asian="italic" style:font-style-complex="italic"/>
    </style:style>
    <style:style style:name="T549" style:family="text">
      <style:text-properties fo:font-style="italic" style:text-underline-style="none" officeooo:rsid="05ab2bce" style:font-style-asian="italic" style:font-style-complex="italic"/>
    </style:style>
    <style:style style:name="T550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56" style:family="text">
      <style:text-properties officeooo:rsid="006cb99b"/>
    </style:style>
    <style:style style:name="T557" style:family="text">
      <style:text-properties officeooo:rsid="00d93405"/>
    </style:style>
    <style:style style:name="T558" style:family="text">
      <style:text-properties style:text-underline-style="solid" style:text-underline-width="auto" style:text-underline-color="font-color"/>
    </style:style>
    <style:style style:name="T5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60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61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62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63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64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65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66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567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568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569" style:family="text">
      <style:text-properties style:text-underline-style="solid" style:text-underline-width="auto" style:text-underline-color="font-color" officeooo:rsid="0044cfad"/>
    </style:style>
    <style:style style:name="T570" style:family="text">
      <style:text-properties style:text-underline-style="solid" style:text-underline-width="auto" style:text-underline-color="font-color" officeooo:rsid="00923967"/>
    </style:style>
    <style:style style:name="T571" style:family="text">
      <style:text-properties style:text-underline-style="solid" style:text-underline-width="auto" style:text-underline-color="font-color" officeooo:rsid="00391b97"/>
    </style:style>
    <style:style style:name="T572" style:family="text">
      <style:text-properties style:text-underline-style="solid" style:text-underline-width="auto" style:text-underline-color="font-color" officeooo:rsid="01599fff"/>
    </style:style>
    <style:style style:name="T573" style:family="text">
      <style:text-properties officeooo:rsid="00832ef3"/>
    </style:style>
    <style:style style:name="T574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5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6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7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8" style:family="text">
      <style:text-properties style:font-name="Times New Roman" fo:font-size="11pt" fo:font-style="normal" style:text-underline-style="none" fo:font-weight="normal" officeooo:rsid="09830a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9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0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1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2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3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4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5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6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7" style:family="text">
      <style:text-properties style:font-name="Times New Roman" fo:font-size="11pt" fo:font-style="normal" style:text-underline-style="none" fo:font-weight="normal" officeooo:rsid="072dc38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8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9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0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1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2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3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4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5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6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7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8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9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0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1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2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3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4" style:family="text">
      <style:text-properties style:font-name="Times New Roman" fo:font-size="11pt" fo:language="en" fo:country="GB" fo:font-style="normal" style:text-underline-style="none" fo:font-weight="normal" officeooo:rsid="1019a3ff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5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06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07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08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09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10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11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12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13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14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15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16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17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18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19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20" style:family="text">
      <style:text-properties style:font-name="Times New Roman" fo:font-size="11pt" style:font-size-asian="11pt" style:font-size-complex="11pt"/>
    </style:style>
    <style:style style:name="T621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22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23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24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25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26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27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28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29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30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31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32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33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34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35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36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37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38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39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40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41" style:family="text">
      <style:text-properties officeooo:rsid="00923967"/>
    </style:style>
    <style:style style:name="T642" style:family="text">
      <style:text-properties officeooo:rsid="053de042"/>
    </style:style>
    <style:style style:name="T643" style:family="text">
      <style:text-properties officeooo:rsid="00ac3973"/>
    </style:style>
    <style:style style:name="T644" style:family="text">
      <style:text-properties officeooo:rsid="0d0d4328"/>
    </style:style>
    <style:style style:name="T645" style:family="text">
      <style:text-properties officeooo:rsid="00d7d8df"/>
    </style:style>
    <style:style style:name="T646" style:family="text">
      <style:text-properties officeooo:rsid="00d92337"/>
    </style:style>
    <style:style style:name="T647" style:family="text">
      <style:text-properties officeooo:rsid="0137f45c"/>
    </style:style>
    <style:style style:name="T648" style:family="text">
      <style:text-properties officeooo:rsid="0b6dcd91"/>
    </style:style>
    <style:style style:name="T649" style:family="text">
      <style:text-properties officeooo:rsid="013d192b"/>
    </style:style>
    <style:style style:name="T650" style:family="text">
      <style:text-properties officeooo:rsid="08978b8b"/>
    </style:style>
    <style:style style:name="T651" style:family="text">
      <style:text-properties officeooo:rsid="0e1120df"/>
    </style:style>
    <style:style style:name="T652" style:family="text">
      <style:text-properties officeooo:rsid="102f39d3"/>
    </style:style>
    <style:style style:name="T653" style:family="text">
      <style:text-properties officeooo:rsid="07b786e0"/>
    </style:style>
    <style:style style:name="T654" style:family="text">
      <style:text-properties officeooo:rsid="0e0efa14"/>
    </style:style>
    <style:style style:name="T655" style:family="text">
      <style:text-properties officeooo:rsid="053c226f"/>
    </style:style>
    <style:style style:name="T656" style:family="text">
      <style:text-properties officeooo:rsid="06aeab68"/>
    </style:style>
    <style:style style:name="T657" style:family="text">
      <style:text-properties officeooo:rsid="0159b56c"/>
    </style:style>
    <style:style style:name="T658" style:family="text">
      <style:text-properties officeooo:rsid="01f65f19"/>
    </style:style>
    <style:style style:name="T659" style:family="text">
      <style:text-properties officeooo:rsid="01fe772a"/>
    </style:style>
    <style:style style:name="T660" style:family="text">
      <style:text-properties officeooo:rsid="023c36f7"/>
    </style:style>
    <style:style style:name="T661" style:family="text">
      <style:text-properties officeooo:rsid="01cda42d"/>
    </style:style>
    <style:style style:name="T662" style:family="text">
      <style:text-properties officeooo:rsid="0275f7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1">Leo</text:span><text:span text:style-name="T21"> </text:span><text:span text:style-name="T23">M.</text:span></text:p>
      <text:p text:style-name="P5"><text:span text:style-name="T43">Birth d</text:span><text:span text:style-name="T21">ate and place <text:tab/>-<text:tab/>2</text:span><text:span text:style-name="T45">nd</text:span><text:span text:style-name="T21"> July, 1979 in Turku, Finland</text:span></text:p>
      <text:p text:style-name="P5">Nationality<text:tab/><text:tab/>-<text:tab/>Finnish</text:p>
      <text:p text:style-name="P4"><text:span text:style-name="T173">Research h</text:span><text:span text:style-name="T172">omepage<text:tab/>-<text:tab/></text:span><text:a xlink:type="simple" xlink:href="http://www.iki.fi/Leo.Lahti" text:style-name="Internet_20_link" text:visited-style-name="Visited_20_Internet_20_Link"><text:span text:style-name="Internet_20_link"><text:span text:style-name="T174">http://www.iki.fi/Leo.Lahti</text:span></text:span></text:a></text:p>
      <text:p text:style-name="P6"><text:span text:style-name="T21">Researcher identifier <text:s/><text:tab/></text:span><text:span text:style-name="T44">- <text:tab/></text:span><text:span text:style-name="T21">ORCID 0000-0001-5537-637X</text:span></text:p>
      <text:p text:style-name="P6"><text:span text:style-name="T207">L</text:span><text:span text:style-name="T208">anguage Skills<text:tab/>- <text:s/><text:tab/>Finnish (mother tongue); English (fluent); Swedish (good)</text:span></text:p>
      <text:p text:style-name="P7"><text:s/></text:p>
      <text:p text:style-name="P28">Degrees</text:p>
      <text:p text:style-name="P11">Doctor of Science <text:span text:style-name="T658">in </text:span>Technology <text:span text:style-name="T658">(Tekniikan tohtori)</text:span>, <text:span text:style-name="T196">Aalto University</text:span>, <text:span text:style-name="T645">Information and </text:span>Computer Science, <text:span text:style-name="T647">12/2010. </text:span><text:span text:style-name="T519">Machine learning and b</text:span><text:span text:style-name="T520">ioinformatics. </text:span><text:span text:style-name="T648">Thesis</text:span><text:span text:style-name="T307">: </text:span><text:span text:style-name="T308">P</text:span><text:span text:style-name="T307">ass; </text:span><text:span text:style-name="T309">C</text:span><text:span text:style-name="T310">ourse</text:span><text:span text:style-name="T318">s</text:span><text:span text:style-name="T312">:</text:span><text:span text:style-name="T307"> </text:span><text:span text:style-name="T308">P</text:span><text:span text:style-name="T307">ass with distinction</text:span><text:span text:style-name="T315">.</text:span></text:p>
      <text:p text:style-name="P11">Master of Science <text:span text:style-name="T658">in </text:span>Technology <text:span text:style-name="T658">(Diplomi-insinööri)</text:span>, <text:span text:style-name="T196">Helsinki University of Technology</text:span>, <text:span text:style-name="T646">Engineering Physics and Mathematics</text:span>, <text:span text:style-name="T647">12/2003. Major: m</text:span><text:span text:style-name="T520">athematic</text:span><text:span text:style-name="T521">s; minor: </text:span><text:span text:style-name="T525">i</text:span><text:span text:style-name="T521">nformation technology. </text:span><text:span text:style-name="T311">G</text:span><text:span text:style-name="T313">rad</text:span><text:span text:style-name="T311">e</text:span><text:span text:style-name="T314">: </text:span><text:span text:style-name="T308">V</text:span><text:span text:style-name="T314">ery good</text:span><text:span text:style-name="T315">.</text:span></text:p>
      <text:p text:style-name="P29"><text:span text:style-name="T647">Bachelor </text:span>of Science <text:span text:style-name="T658">in Political Sciences </text:span>(<text:span text:style-name="T658">Valtiotieteiden kandidaatti</text:span>), <text:span text:style-name="T196">University of Helsinki</text:span>, <text:span text:style-name="T646">Faculty of Political Sciences 7/2008. </text:span><text:span text:style-name="T289">Practical philosophy; </text:span><text:span text:style-name="T290">minors: </text:span><text:span text:style-name="T291">E</text:span><text:span text:style-name="T290">conomics, </text:span><text:span text:style-name="T291">C</text:span><text:span text:style-name="T290">ommunication</text:span><text:span text:style-name="T289">. </text:span><text:span text:style-name="T292">Thesis: </text:span><text:span text:style-name="T293">E</text:span><text:span text:style-name="T292">xcellent.</text:span></text:p>
      <text:p text:style-name="P30"/>
      <text:p text:style-name="P27">Adjunct <text:span text:style-name="T647">P</text:span>rofessorships / <text:span text:style-name="T647">T</text:span>itle of <text:span text:style-name="T647">D</text:span>ocent</text:p>
      <text:p text:style-name="P10"><text:span text:style-name="T197">Applied Mathematics</text:span>, University of <text:span text:style-name="T197">Turku</text:span>, <text:span text:style-name="T647">9/</text:span>20<text:span text:style-name="T197">15</text:span></text:p>
      <text:p text:style-name="P63"/>
      <text:p text:style-name="P63">Current position</text:p>
      <text:p text:style-name="P62"><text:span text:style-name="T662">9/2016- University of Turku, Mathematics &amp; Statistics. PI / </text:span>Academy of Finland <text:span text:style-name="T573">Research Fellow 2016-2021 (Akatemiatutkija)</text:span></text:p>
      <text:p text:style-name="P61"><text:span text:style-name="T465">4/2017- </text:span><text:span text:style-name="T422">Blueprint Genetics </text:span><text:span text:style-name="T453">co. </text:span><text:span text:style-name="T422">Scientific advisor, </text:span><text:span text:style-name="T454">machine Learning &amp; AI (Tieteellinen neuvonantaja)</text:span></text:p>
      <text:p text:style-name="P64"/>
      <text:p text:style-name="P22">Previous positions</text:p>
      <text:p text:style-name="P36"><text:span text:style-name="T82">9/</text:span><text:span text:style-name="T74">2012-</text:span><text:span text:style-name="T82">8/</text:span><text:span text:style-name="T74">2015 </text:span><text:span text:style-name="T83">(</text:span><text:span text:style-name="T75">3 years</text:span><text:span text:style-name="T83">) </text:span><text:span text:style-name="T74">Postdoc. Academy of Finland.</text:span><text:span text:style-name="T75"> </text:span><text:span text:style-name="T86">Veterinary Biosciences, </text:span><text:span text:style-name="T199">University of Helsinki</text:span></text:p>
      <text:p text:style-name="P37"><text:span text:style-name="T339">3-12/</text:span><text:span text:style-name="T328">2011 (</text:span><text:span text:style-name="T330">9</text:span><text:span text:style-name="T328"> months) </text:span><text:span text:style-name="T329">Postdoc</text:span><text:span text:style-name="T328">. Veterinary Biosciences, University of Helsinki, Finland. TEKES FiDiPro project and Microbial Food Safety Research C</text:span><text:span text:style-name="T340">enter of Excellence</text:span><text:span text:style-name="T328">, </text:span></text:p>
      <text:p text:style-name="P38"><text:span text:style-name="T269">1/</text:span><text:span text:style-name="T254">2</text:span><text:span text:style-name="T260">006-</text:span><text:span text:style-name="T269">2/</text:span><text:span text:style-name="T260">2011 (5 years</text:span><text:span text:style-name="T261">) </text:span><text:span text:style-name="T260">Researcher </text:span><text:span text:style-name="T279">(tutkija)</text:span><text:span text:style-name="T260">. Information and Computer science, Aalto University, Finland. Adaptive Informatics Research C</text:span><text:span text:style-name="T258">enter of Excellence, </text:span><text:span text:style-name="T260">Helsinki Institute for Information Technology </text:span><text:span text:style-name="T259">HIIT</text:span><text:span text:style-name="T260">, </text:span></text:p>
      <text:p text:style-name="P39"><text:span text:style-name="T255">9-12/</text:span><text:span text:style-name="T256">2</text:span><text:span text:style-name="T257">005 (4 months) </text:span><text:span text:style-name="T406">R</text:span>esearcher <text:span text:style-name="T659">(tutkija)</text:span>. <text:span text:style-name="T198">University of Helsinki, </text:span>Finland. <text:span text:style-name="T407">Dpt. </text:span>Computer Science </text:p>
      <text:p text:style-name="P39"><text:span text:style-name="T408">9/2004-8/2005 (1 year) Researcher (tutkija)</text:span><text:span text:style-name="T200">. Turku Center for Biotechnology, </text:span><text:span text:style-name="T409">Finland (Civil service)</text:span></text:p>
      <text:p text:style-name="P40"><text:span text:style-name="T409">1/2003-6/2004 (1.5 years) Research assistant (tutkimusapulainen)</text:span><text:span text:style-name="T209">. Computer and Information Science</text:span><text:span text:style-name="T225">, </text:span><text:span text:style-name="T209">Helsinki University of Technology, </text:span><text:span text:style-name="T557">Finland. Neural Networks Research Center of Excellence, <text:s/></text:span></text:p>
      <text:p text:style-name="P41"><text:span text:style-name="T649">6-8/2000 </text:span><text:span text:style-name="T202">(3 months) </text:span><text:span text:style-name="T201">Programmer </text:span><text:span text:style-name="T227">(ohjelmoija)</text:span><text:span text:style-name="T201">. Teleste co. </text:span></text:p>
      <text:p text:style-name="P50"/>
      <text:list xml:id="list2819263910" text:style-name="WWNum9">
        <text:list-header>
          <text:p text:style-name="P72"><text:span text:style-name="T522">R</text:span><text:span text:style-name="T523">esearch visits </text:span><text:span text:style-name="T524">and international experience</text:span></text:p>
        </text:list-header>
      </text:list>
      <text:p text:style-name="P35"><text:span text:style-name="T611">12/</text:span><text:span text:style-name="T607">2015-</text:span><text:span text:style-name="T613">8/2018</text:span><text:span text:style-name="T607"> </text:span><text:span text:style-name="T610">(</text:span><text:span text:style-name="T614">&gt;</text:span><text:span text:style-name="T613">2.5</text:span><text:span text:style-name="T610"> year</text:span><text:span text:style-name="T613">s</text:span><text:span text:style-name="T610">) </text:span><text:span text:style-name="apple-converted-space"><text:span text:style-name="T171">VIB/</text:span></text:span><text:span text:style-name="T606">KU Leuven, Belgium. </text:span><text:span text:style-name="T608">Visiting </text:span><text:span text:style-name="T607">scholar </text:span><text:span text:style-name="T612">(vieraileva tutkija)</text:span><text:span text:style-name="T607">.</text:span><text:span text:style-name="T609"> </text:span></text:p>
      <text:p text:style-name="P67"><text:span text:style-name="T270">1</text:span><text:span text:style-name="T271">/</text:span><text:span text:style-name="T272">201</text:span><text:span text:style-name="T270">2</text:span><text:span text:style-name="T272">-</text:span><text:span text:style-name="T271">8/</text:span><text:span text:style-name="T272">2015 </text:span><text:span text:style-name="T274">(3.5 years) </text:span><text:span text:style-name="T272">Wageningen, </text:span><text:span text:style-name="T273">The </text:span><text:span text:style-name="T272">Netherlands. Laboratory of Microbiology. </text:span><text:span text:style-name="T278">Visiting postdoc</text:span><text:span text:style-name="T270">. </text:span></text:p>
      <text:p text:style-name="P68"><text:span text:style-name="T321">1</text:span><text:span text:style-name="T320">1/2010-1/2011 </text:span><text:span text:style-name="T325">(3 months) </text:span><text:span text:style-name="T320">European Bioinformatics Institute EBI, UK. </text:span><text:span text:style-name="T96">Visiting </text:span><text:span text:style-name="T97">scholar <text:s/></text:span><text:span text:style-name="T99">(vieraileva tutkija)</text:span><text:span text:style-name="T97">.</text:span><text:span text:style-name="T98"> </text:span></text:p>
      <text:p text:style-name="P69"><text:span text:style-name="T320">6/2001-8/2001 </text:span><text:span text:style-name="T325">(3 months) </text:span><text:span text:style-name="T320">CERN, Geneva, Switzerland. Research trainee </text:span><text:span text:style-name="T327">(tutkimusharjoittelija)</text:span><text:span text:style-name="T320">. </text:span></text:p>
      <text:p text:style-name="P70"><text:span text:style-name="T320">7/2002 </text:span><text:span text:style-name="T326">(1.5 months) </text:span><text:span text:style-name="T323">Croatian </text:span><text:span text:style-name="T322">Meteorological Institute, Zagreb, Croatia. </text:span><text:span text:style-name="T320">Summer trainee </text:span><text:span text:style-name="T327">(harjoittelija)</text:span><text:span text:style-name="T320">. </text:span><text:span text:style-name="T322"><text:s/></text:span><text:span text:style-name="T320"><text:s/></text:span></text:p>
      <text:p text:style-name="P71"><text:span text:style-name="T322">9</text:span><text:span text:style-name="T320">-10/2000 </text:span><text:span text:style-name="T325">(2 months) </text:span><text:span text:style-name="T320">Dakshinayan, Bihar, India. Volunteer</text:span><text:span text:style-name="T325">ing teacher </text:span><text:span text:style-name="T327">(vapaaehtoistyöntekijä)</text:span><text:span text:style-name="T325">.</text:span></text:p>
      <text:p text:style-name="P45"/>
      <text:p text:style-name="P45"/>
      <text:p text:style-name="P53"><text:soft-page-break/>Acknowledgements and awards</text:p>
      <text:p text:style-name="P55"><text:span text:style-name="T467">201</text:span><text:span text:style-name="T468">7</text:span><text:span text:style-name="T467"> Open </text:span><text:span text:style-name="T469">S</text:span><text:span text:style-name="T467">cience award. Ministry of Education and Culture, Open Science </text:span><text:span text:style-name="T469">&amp; </text:span><text:span text:style-name="T467">Research Initiative. </text:span><text:span text:style-name="T470">F</text:span><text:span text:style-name="T467">or </text:span><text:span text:style-name="T468">Open Knowledge Finland Open Science work group. I am founding member, first coordinator, and </text:span><text:span text:style-name="T471">active </text:span><text:span text:style-name="T472">contributor</text:span><text:span text:style-name="T468">.</text:span></text:p>
      <text:p text:style-name="P55"><text:span text:style-name="T630">2016 </text:span><text:span text:style-name="T631">Open </text:span><text:span text:style-name="T632">S</text:span><text:span text:style-name="T631">cience award. Open Science </text:span><text:span text:style-name="T633">&amp;</text:span><text:span text:style-name="T631"> Research Initiative, Ministry of Education and Culture</text:span><text:span text:style-name="T634">.</text:span><text:span text:style-name="T631"> </text:span><text:span text:style-name="T635">F</text:span><text:span text:style-name="T636">or </text:span><text:span text:style-name="T637">our </text:span><text:span text:style-name="T638">digital humanities </text:span><text:span text:style-name="T637">research team with Prof Mikko Tolonen </text:span><text:span text:style-name="T639">in</text:span><text:span text:style-name="T640"> University of Helsinki</text:span><text:span text:style-name="T637">. </text:span></text:p>
      <text:p text:style-name="P46"><text:span text:style-name="T411">2015 </text:span><text:span text:style-name="T416">1) </text:span><text:span text:style-name="T411">Nat</text:span><text:span text:style-name="T412">ure</text:span><text:span text:style-name="T411"> Comm</text:span><text:span text:style-name="T412">unications</text:span><text:span text:style-name="T411"> </text:span><text:span text:style-name="T412">paper</text:span><text:span text:style-name="T413"> </text:span><text:span text:style-name="T415">in</text:span><text:span text:style-name="T411"> </text:span><text:span text:style-name="T410">NCI’s Epidemiology and Genomics Research Highlight</text:span><text:span text:style-name="T414">s; </text:span><text:span text:style-name="T416">2) </text:span><text:span text:style-name="T134">PeerJ </text:span><text:span text:style-name="T135">publication </text:span><text:span text:style-name="T137">to PeerJ </text:span><text:span text:style-name="T136">t</text:span><text:span text:style-name="T138">op-10 </text:span><text:span text:style-name="T139">m</text:span><text:span text:style-name="T138">icrobiology collection</text:span></text:p>
      <text:p text:style-name="P42"><text:span text:style-name="T374">2</text:span><text:span text:style-name="T375">014 </text:span><text:span text:style-name="T377">1) </text:span><text:span text:style-name="T375">Apps4Finland award data visualization</text:span><text:span text:style-name="T132">; </text:span><text:span text:style-name="T133">2) D</text:span><text:span text:style-name="T126">atademo </text:span><text:span text:style-name="T125">awards </text:span><text:span text:style-name="T131">(2) </text:span><text:span text:style-name="T129">Helsinki Region Infoshare </text:span><text:span text:style-name="T130">and</text:span><text:span text:style-name="T127"> </text:span><text:span text:style-name="T128">Sitra</text:span></text:p>
      <text:p text:style-name="P47"><text:span text:style-name="T393">201</text:span><text:span text:style-name="T394">3</text:span><text:span text:style-name="T395"> </text:span><text:span text:style-name="T397">1) </text:span><text:span text:style-name="T395">Apps4Finland award; </text:span><text:span text:style-name="T397">2) </text:span><text:span text:style-name="T392">Waterloo Institute for Complexity and Innovatio</text:span><text:span text:style-name="T530">n Data Challenge</text:span></text:p>
      <text:p text:style-name="P54"><text:span text:style-name="T532">201</text:span><text:span text:style-name="T530">2 Apps4Finland award</text:span><text:span text:style-name="T535">s</text:span><text:span text:style-name="T530"> </text:span><text:span text:style-name="T535">(3) </text:span><text:span text:style-name="T534">f</text:span><text:span text:style-name="T530">or open parliamentary monitoring infrastructure</text:span></text:p>
      <text:p text:style-name="P48"><text:span text:style-name="T531">2011 </text:span><text:span text:style-name="T536">1) </text:span><text:span text:style-name="T530">Int’l Dupuytren Award </text:span><text:span text:style-name="T531">for </text:span><text:span text:style-name="T543">Modern Path</text:span><text:span text:style-name="T544">ol. </text:span><text:span text:style-name="T397">paper</text:span><text:span text:style-name="T544">; </text:span><text:span text:style-name="T545">2) </text:span><text:span text:style-name="T395">Apps4Finland award</text:span><text:span text:style-name="T396"> </text:span><text:span text:style-name="T395">open </text:span><text:span text:style-name="T396">data analytics</text:span></text:p>
      <text:p text:style-name="P49">2005-2010 ComBi graduate school associate member</text:p>
      <text:p text:style-name="P52"><text:span text:style-name="T476">2005 </text:span><text:span text:style-name="T421">Best poster; Seminar of Systems Biology Research Program. Academy of Finland, Helsinki</text:span></text:p>
      <text:p text:style-name="P51"><text:span text:style-name="T475">2001 </text:span><text:span text:style-name="T421">Professor E.J. Nyström stipend</text:span><text:span text:style-name="T546"> </text:span><text:span text:style-name="T389">on </text:span><text:span text:style-name="T421">excellence in mathematical studies (1000e) </text:span></text:p>
      <text:p text:style-name="P26"/>
      <text:p text:style-name="P43"><text:span text:style-name="T7">Research funding </text:span><text:span text:style-name="T226">T</text:span>he total sum of <text:span text:style-name="T420">personal funding </text:span>&gt;<text:span text:style-name="T419">1</text:span>Me <text:span text:style-name="T420">and total sum of funding as a member of research team ~1Me; from Academy of Finland, foundations, and universities’ competitive funds. </text:span></text:p>
      <text:p text:style-name="P44"><text:span text:style-name="T571">Major personal grants</text:span><text:span text:style-name="T420"> </text:span></text:p>
      <text:p text:style-name="P56"><text:span text:style-name="T357">Academy of Finland </text:span><text:span text:style-name="T369">Research F</text:span><text:span text:style-name="T357">ellow </text:span><text:span text:style-name="T370">9/</text:span><text:span text:style-name="T357">201</text:span><text:span text:style-name="T369">6</text:span><text:span text:style-name="T357">-</text:span><text:span text:style-name="T370">8/</text:span><text:span text:style-name="T357">20</text:span><text:span text:style-name="T369">21</text:span><text:span text:style-name="T357"> (</text:span><text:span text:style-name="T376">597703e</text:span><text:span text:style-name="T357">) University of </text:span><text:span text:style-name="T371">Turku</text:span><text:span text:style-name="T357">, Finland. </text:span><text:span text:style-name="T372">Ecological modeling of the gut microbiome: individuality, dynamics, and function in large populations</text:span><text:span text:style-name="T373">.</text:span></text:p>
      <text:p text:style-name="P56"><text:span text:style-name="T357">Academy of Finland Postdoctoral </text:span><text:span text:style-name="T369">F</text:span><text:span text:style-name="T357">ellow </text:span><text:span text:style-name="T370">9/</text:span><text:span text:style-name="T357">2012-</text:span><text:span text:style-name="T370">8/</text:span><text:span text:style-name="T357">2015 </text:span><text:span text:style-name="T530">(</text:span><text:span text:style-name="T533">302765e</text:span><text:span text:style-name="T530">). </text:span>Uni<text:span text:style-name="T650">versity of</text:span> Helsinki, Finland. <text:span text:style-name="T651">Meta-analysis of human gut microbiome data collections.</text:span></text:p>
      <text:p text:style-name="P56"><text:span text:style-name="T428">K</text:span><text:span text:style-name="T422">ordelin Postdoc grant</text:span><text:span text:style-name="T507"> </text:span><text:span text:style-name="T429">2012 </text:span>(35 000e). <text:span text:style-name="T650">C</text:span><text:span text:style-name="T324">haracterization of the human intestinal ecosystem by computational integration of large-scale phylotype profiling data. </text:span></text:p>
      <text:p text:style-name="P56"><text:span text:style-name="T430">ICS </text:span><text:span text:style-name="T422">Postgraduate scholarship</text:span><text:span text:style-name="T507"> </text:span><text:span text:style-name="T211">(</text:span><text:span text:style-name="T224">~</text:span><text:span text:style-name="T211">80 000e)</text:span><text:span text:style-name="T220">.</text:span> Department of Information and Computer Science, Aalto University, Espoo, Finland, 2006-10 (1850e/month). </text:p>
      <text:p text:style-name="P56"><text:span text:style-name="T451">T</text:span><text:span text:style-name="T422">ravel grants</text:span><text:span text:style-name="T421"> </text:span><text:span text:style-name="T431">(</text:span><text:span text:style-name="T450">2000-2014</text:span><text:span text:style-name="T431">; </text:span><text:span text:style-name="T432">&gt;3700e</text:span><text:span text:style-name="T431">): </text:span><text:span text:style-name="T212">COST </text:span><text:span text:style-name="T213">visit Glasgow </text:span><text:span text:style-name="T221">University </text:span><text:span text:style-name="T222">(</text:span><text:span text:style-name="T212">3/2014</text:span><text:span text:style-name="T222">)</text:span><text:span text:style-name="T246">; </text:span>Open Legislative Data Conf. (Paris 7/<text:span text:style-name="T642">2012</text:span>); <text:span text:style-name="T652">H</text:span>uman <text:span text:style-name="T652">M</text:span>icrobiome <text:span text:style-name="T652">C</text:span>ongress (Paris 3/2012); <text:span text:style-name="T653">ComBi </text:span>Grad School: ICSB<text:span text:style-name="T654">08</text:span> (Gothenburg), ECCB<text:span text:style-name="T654">08</text:span> (Sardinia); TKK student union exchange (India <text:span text:style-name="T655">9-10/</text:span>2000).</text:p>
      <text:p text:style-name="P60"><text:span text:style-name="T275">Major contributions </text:span><text:span text:style-name="T276">as a research team </text:span><text:span text:style-name="T280">or consor</text:span><text:span text:style-name="T621">tium </text:span><text:span text:style-name="T622">member</text:span><text:span text:style-name="T623"> </text:span><text:span text:style-name="T624">(&gt;</text:span><text:span text:style-name="T621">1,32</text:span><text:span text:style-name="T624">5,000e)</text:span></text:p>
      <text:p text:style-name="P33"><text:span text:style-name="T228">9/2018-8/2022 </text:span><text:span text:style-name="T229">A</text:span><text:span text:style-name="T230">cademy of Finland </text:span><text:span text:style-name="T233">project</text:span><text:span text:style-name="T228">; </text:span><text:span text:style-name="T232">health analytics </text:span><text:span text:style-name="T231">(</text:span><text:span text:style-name="T230">450000</text:span><text:span text:style-name="T228">e; </text:span><text:span text:style-name="T233">project partner</text:span><text:span text:style-name="T230">). </text:span><text:span text:style-name="T554">Modelling systemic cross-talk between brain, gut, and peripheral tissues in glucose homeostasis: exercise training and public health (CROSSYS)</text:span><text:span text:style-name="T555">.</text:span></text:p>
      <text:p text:style-name="P57"><text:span text:style-name="T625">1/</text:span><text:span text:style-name="T626">2016-</text:span><text:span text:style-name="T625">12/</text:span><text:span text:style-name="T626">2019 </text:span><text:span text:style-name="T627">Academy of Finland </text:span><text:span text:style-name="T628">c</text:span><text:span text:style-name="T629">onsortiu</text:span><text:span text:style-name="T434">m</text:span><text:span text:style-name="T423"> </text:span><text:span text:style-name="T433">on </text:span><text:span text:style-name="T435">d</text:span><text:span text:style-name="T423">igital </text:span><text:span text:style-name="T435">h</text:span><text:span text:style-name="T423">umanities </text:span><text:span text:style-name="T424">(833258e; </text:span><text:span text:style-name="T452">research coordinator</text:span><text:span text:style-name="T424">)</text:span><text:span text:style-name="T423">.</text:span><text:span text:style-name="T434"> </text:span><text:span text:style-name="T424">University of Helsinki, University of Turku and National Library of Finland: </text:span><text:span text:style-name="T550">Computational History and the Transformation of Public Discourse in Finland 1640–1910 </text:span><text:span text:style-name="T551">(COMHIS)</text:span><text:span text:style-name="T331">.</text:span><text:span text:style-name="T424"> </text:span><text:span text:style-name="T425">I design</text:span><text:span text:style-name="T427">ed</text:span><text:span text:style-name="T425"> and wr</text:span><text:span text:style-name="T427">ote</text:span><text:span text:style-name="T425"> the </text:span><text:span text:style-name="T427">computational and open science components of the </text:span><text:span text:style-name="T425">application, and </text:span><text:span text:style-name="T427">participate actively in the </text:span><text:span text:style-name="T426">project </text:span><text:span text:style-name="T427">coordination</text:span><text:span text:style-name="T426"> </text:span><text:span text:style-name="T455">in Helsinki </text:span><text:span text:style-name="T436">in this </text:span><text:span text:style-name="T437">c</text:span><text:span text:style-name="T438">onsortium </text:span><text:span text:style-name="T437">led by </text:span><text:span text:style-name="T439">Prof. <text:s/>Hannu Salmi, </text:span><text:span text:style-name="T440">University of Turku</text:span><text:span text:style-name="T439">.</text:span><text:span text:style-name="T441"> </text:span></text:p>
      <text:p text:style-name="P59"><text:span text:style-name="T384">2015 </text:span><text:span text:style-name="T385">Univ</text:span><text:span text:style-name="T386">ersity</text:span><text:span text:style-name="T385"> of Helsinki digital humanities grant </text:span><text:span text:style-name="T387">(30 000e)</text:span><text:span text:style-name="T477"> </text:span><text:span text:style-name="T547">Research o</text:span><text:span text:style-name="T548">f</text:span><text:span text:style-name="T547"> </text:span><text:span text:style-name="T549">the </text:span><text:span text:style-name="T547">Finnish national bibliography by digital </text:span><text:span text:style-name="T548">means. </text:span><text:span text:style-name="T388">W</text:span><text:span text:style-name="T477">ith </text:span><text:span text:style-name="T509">M. </text:span><text:span text:style-name="T477">Tolonen, </text:span><text:span text:style-name="T509">K. </text:span><text:span text:style-name="T477">Sinnemäki </text:span><text:span text:style-name="T510">and </text:span><text:span text:style-name="T509">K. </text:span><text:span text:style-name="T477">Linden. </text:span></text:p>
      <text:p text:style-name="P58"><text:span text:style-name="T442">2012-</text:span><text:span text:style-name="T443">2013 </text:span><text:span text:style-name="T444">Sitra New Democracy </text:span><text:span text:style-name="T445">grant</text:span><text:span text:style-name="T508"> </text:span><text:span text:style-name="T421">(1</text:span><text:span text:style-name="T511">2000</text:span><text:span text:style-name="T421">e) </text:span><text:span text:style-name="T422">Election </text:span><text:span text:style-name="T446">analytics </text:span><text:span text:style-name="T447">citizen science </text:span><text:span text:style-name="T446">project </text:span>with Kansan muisti ry. <text:span text:style-name="T656">Major role in project design; steering group member.</text:span></text:p>
      <text:p text:style-name="P66"/>
      <text:p text:style-name="P66"/>
      <text:p text:style-name="P66"/>
      <text:p text:style-name="P21"><text:soft-page-break/>Research leadership and supervision</text:p>
      <text:p text:style-name="P31"><text:span text:style-name="T20">Principal Investigator </text:span><text:span text:style-name="T245">in 2 </text:span><text:span text:style-name="T251">personal grants </text:span><text:span text:style-name="T253">funded by Academy of Finland. </text:span></text:p>
      <text:p text:style-name="P31"><text:span text:style-name="T17">C</text:span><text:span text:style-name="T18">oordinat</text:span><text:span text:style-name="T19">or</text:span><text:span text:style-name="T243"> </text:span><text:span text:style-name="T244">in 1 </text:span><text:span text:style-name="T566">TEKES consortium</text:span><text:span text:style-name="T242"> </text:span><text:span text:style-name="T252">(</text:span><text:span text:style-name="T69">MultiBio </text:span><text:span text:style-name="T247">200</text:span><text:span text:style-name="T248">8</text:span><text:span text:style-name="T247">-201</text:span><text:span text:style-name="T248">1; </text:span><text:span text:style-name="T252">s</text:span><text:span text:style-name="T250">teering group member </text:span><text:span text:style-name="T249">and</text:span><text:span text:style-name="T250"> </text:span><text:span text:style-name="T249">c</text:span><text:span text:style-name="T250">oordinator;</text:span><text:span text:style-name="T69"> </text:span><text:span text:style-name="T70">between Aalto University, University of Helsinki, European Bioinformatics Institute EBI, </text:span><text:span text:style-name="T71">and five life science companies</text:span><text:span text:style-name="T248">)</text:span><text:span text:style-name="T242">, </text:span><text:span text:style-name="T244">1 </text:span><text:span text:style-name="T567">Academy of Finland consortium</text:span><text:span text:style-name="T244"> </text:span><text:span text:style-name="T247">(</text:span><text:span text:style-name="T248">COMHIS </text:span><text:span text:style-name="T247">2016-2019)</text:span><text:span text:style-name="T244">.</text:span></text:p>
      <text:p text:style-name="P32"><text:span text:style-name="T8">Training</text:span><text:span text:style-name="T556"> </text:span><text:span text:style-name="T344">F</text:span><text:span text:style-name="T345">ormal pedagogical courses for university teachers by University of Turku </text:span><text:span text:style-name="T346">2-3/2018: </text:span><text:span text:style-name="T552">Becoming a teacher </text:span><text:span text:style-name="T553">(1cr)</text:span><text:span text:style-name="T347">, <text:s/></text:span><text:span text:style-name="T552">How to develop teaching</text:span><text:span text:style-name="T348"> </text:span><text:span text:style-name="T553">(1cr)</text:span><text:span text:style-name="T348">, </text:span><text:span text:style-name="T346">and </text:span><text:span text:style-name="T552">Lecturing and expertise </text:span><text:span text:style-name="T553">(1cr)</text:span><text:span text:style-name="T347">. </text:span><text:span text:style-name="T556">EMBO Research Leadership Course (4 days; Heidelberg 11/2017). </text:span><text:span text:style-name="T264">VIB Leadership Program (</text:span><text:span text:style-name="T265">4</text:span><text:span text:style-name="T266"> days; </text:span><text:span text:style-name="T277">Ghent </text:span><text:span text:style-name="T264">1</text:span><text:span text:style-name="T267">-</text:span><text:span text:style-name="T264">2/2017); </text:span><text:span text:style-name="T268">VIB </text:span><text:span text:style-name="T266">Oral Presentation Course (3 days; </text:span><text:span text:style-name="T267">1-2/</text:span><text:span text:style-name="T266">2017</text:span><text:span text:style-name="T268">); </text:span><text:span text:style-name="T262">VIB Research Ethics Course (1 day; </text:span><text:span text:style-name="T267">3/</text:span><text:span text:style-name="T262">2017); VIB </text:span><text:span text:style-name="T263">Convincing, Debating, and Negotiating</text:span><text:span text:style-name="T262"> Course (</text:span><text:span text:style-name="T263">2</text:span><text:span text:style-name="T262"> day</text:span><text:span text:style-name="T263">s</text:span><text:span text:style-name="T262">; </text:span><text:span text:style-name="T263">5/</text:span><text:span text:style-name="T262">2017). </text:span></text:p>
      <text:p text:style-name="P12"><text:span text:style-name="T7">Supervis</text:span><text:span text:style-name="T10">ion</text:span><text:span text:style-name="T7"> </text:span><text:span text:style-name="T101">Ongoing</text:span><text:span text:style-name="T64">: p</text:span><text:span text:style-name="T61">rimary </text:span><text:span text:style-name="T64">supervisor </text:span><text:span text:style-name="T58">for </text:span><text:span text:style-name="T66">2</text:span><text:span text:style-name="T58"> </text:span><text:span text:style-name="T60">PhD student</text:span><text:span text:style-name="T66">s</text:span><text:span text:style-name="T60"> </text:span><text:span text:style-name="T64">and </text:span><text:span text:style-name="T66">2</text:span><text:span text:style-name="T64"> MSc student</text:span><text:span text:style-name="T66">s</text:span><text:span text:style-name="T60">, </text:span><text:span text:style-name="T59">co-supervis</text:span><text:span text:style-name="T60">or/</text:span><text:span text:style-name="T64">instructor for </text:span><text:span text:style-name="T67">4</text:span><text:span text:style-name="T60"> PhD students</text:span><text:span text:style-name="T62">. </text:span><text:span text:style-name="T65">I</text:span><text:span text:style-name="T214">nstructor for </text:span><text:span text:style-name="T561">completed theses</text:span><text:span text:style-name="T456"> </text:span><text:span text:style-name="T457">(with supervising professor)</text:span><text:span text:style-name="T218">: </text:span><text:span text:style-name="T203">1</text:span> <text:span text:style-name="T643">DSc</text:span>, <text:span text:style-name="T660">7 MSc, 2 BSc theses; a</text:span><text:span text:style-name="T89">ll </text:span><text:span text:style-name="T90">graduated </text:span><text:span text:style-name="T91">successfully </text:span><text:span text:style-name="T92">and are employed in multiple countries (Finland, UK, Portugal);</text:span><text:span text:style-name="T90"> </text:span><text:span text:style-name="T94">3</text:span><text:span text:style-name="T93"> MSc students have continued to PhD studies. </text:span><text:span text:style-name="T160">My </text:span><text:span text:style-name="T161">recent </text:span><text:span text:style-name="T160">MSc student received PhD position in </text:span><text:span text:style-name="T162">Karolinska Institutet</text:span><text:span text:style-name="T160">, </text:span><text:span text:style-name="T162">Sweden</text:span><text:span text:style-name="T160">. </text:span><text:span text:style-name="T163">F</text:span><text:span text:style-name="T164">irst </text:span><text:span text:style-name="T166">instructed </text:span><text:span text:style-name="T164">PhD student </text:span><text:span text:style-name="T165">graduated </text:span><text:span text:style-name="T164">‘with distinction’.</text:span></text:p>
      <text:p text:style-name="P13"><text:span text:style-name="T72">C</text:span><text:span text:style-name="T73">ourse teaching </text:span><text:span text:style-name="T68">2</text:span><text:span text:style-name="T104"> </text:span><text:span text:style-name="T105">int</text:span><text:span text:style-name="T124">ernational</text:span><text:span text:style-name="T105"> summer school</text:span><text:span text:style-name="T123">s</text:span><text:span text:style-name="T105"> </text:span><text:span text:style-name="T106">on </text:span><text:span text:style-name="T123">statistical </text:span><text:span text:style-name="T106">ecolog</text:span><text:span text:style-name="T123">y and bioinformatics </text:span><text:span text:style-name="T104">(</text:span><text:span text:style-name="T105">Leuven </text:span><text:span text:style-name="T107">9/</text:span><text:span text:style-name="T105">2017 </text:span><text:span text:style-name="T123">&amp; Wageningen 5/2018</text:span><text:span text:style-name="T105">; </text:span><text:span text:style-name="T123">2 x </text:span><text:span text:style-name="T107">3 days; organizer</text:span><text:span text:style-name="T108">)</text:span><text:span text:style-name="T105">; </text:span><text:span text:style-name="T109">1 </text:span><text:span text:style-name="T110">intensive </text:span><text:span text:style-name="T111">course in microbial bioinformatics (</text:span><text:span text:style-name="T112">Wageningen </text:span><text:span text:style-name="T111">2015); </text:span><text:span text:style-name="T113">&gt;</text:span><text:span text:style-name="T114">10</text:span><text:span text:style-name="T115"> i</text:span><text:span text:style-name="T116">nvited </text:span><text:span text:style-name="T117">academic </text:span><text:span text:style-name="T116">lectures </text:span><text:span text:style-name="T118">and workshops</text:span><text:span text:style-name="T119"> </text:span><text:span text:style-name="T120">in </text:span><text:span text:style-name="T121">Finland </text:span><text:span text:style-name="T120">and abroad</text:span><text:span text:style-name="T122">. </text:span><text:span text:style-name="T63">Assistant in 4 high-throughput bioinformatics courses 2006-2009. </text:span></text:p>
      <text:p text:style-name="P14"><text:span text:style-name="T391">Curriculum design</text:span><text:span text:style-name="T351"> </text:span><text:span text:style-name="T352">W</text:span><text:span text:style-name="T353">ork group </text:span><text:span text:style-name="T356">d</text:span><text:span text:style-name="T353">esign</text:span><text:span text:style-name="T356">ing</text:span><text:span text:style-name="T353"> Digital Humanities </text:span><text:span text:style-name="T352">MSc </text:span><text:span text:style-name="T354">module, </text:span><text:span text:style-name="T353">Univ. of Helsinki </text:span><text:span text:style-name="T355">(2015)</text:span><text:span text:style-name="T341"> <text:s/></text:span></text:p>
      <text:p text:style-name="P15"><text:span text:style-name="T146">T</text:span><text:span text:style-name="T147">hesis examination committee </text:span><text:span text:style-name="T148">member </text:span><text:span text:style-name="T150">KU Leuven, Belgium </text:span><text:span text:style-name="T151">(</text:span><text:span text:style-name="T150">MSc </text:span><text:span text:style-name="T152">6/2017 </text:span><text:span text:style-name="T159">&amp; 8/2018</text:span><text:span text:style-name="T151">)</text:span><text:span text:style-name="T150"> </text:span></text:p>
      <text:p text:style-name="P65"/>
      <text:list xml:id="list1926497826" text:style-name="RTF_5f_Num_20_3">
        <text:list-item>
          <text:list>
            <text:list-item>
              <text:list>
                <text:list-item>
                  <text:p text:style-name="P73">Industry Collaboration </text:p>
                </text:list-item>
                <text:list-item>
                  <text:p text:style-name="P74"><text:span text:style-name="T564">Blueprint Genetics</text:span><text:span text:style-name="T15"> </text:span><text:span text:style-name="T458">Scientific advisor </text:span><text:span text:style-name="T459">(Machine Learning &amp; Artificial Intelligence). </text:span><text:span text:style-name="T460">This g</text:span><text:span text:style-name="T461">enetic testing company founded in 2012 has </text:span><text:span text:style-name="T462">now </text:span><text:span text:style-name="T461">~100 employees </text:span><text:span text:style-name="T463">and I was invited as an external scientific advisor </text:span><text:span text:style-name="T464">in 4/2017</text:span><text:span text:style-name="T461">. </text:span><text:span text:style-name="T473">The company was s</text:span><text:span text:style-name="T474">elected as “one of the hottest startups in Europe” by the Wired journal in 7/2018. </text:span><text:span text:style-name="T568">MultiBio consortium</text:span><text:span text:style-name="T537"> </text:span><text:span text:style-name="T530">Coordinator and steering group member of </text:span><text:span text:style-name="T538">a </text:span><text:span text:style-name="T539">three</text:span><text:span text:style-name="T530">-year 988,</text:span><text:span text:style-name="T539">00</text:span><text:span text:style-name="T540">0</text:span><text:span text:style-name="T530">e TEKES consortium (MultiBio), including 4 research groups (from Aalto University, University of Helsinki and European Bioinformatics Institute EBI) and 5 </text:span><text:span text:style-name="T541">life science </text:span><text:span text:style-name="T530">companies. </text:span><text:span text:style-name="T542">The companies contributed to the project funding and participated the steering group with bi-annual seminar meetings. </text:span><text:span text:style-name="T559">Helsinki Region Infoshare</text:span>. <text:span text:style-name="T234">C</text:span><text:span text:style-name="T235">ollaboration </text:span><text:span text:style-name="T198">2012-</text:span><text:span text:style-name="T236">2013, </text:span><text:span text:style-name="T237">developing </text:span><text:span text:style-name="T238">tools for </text:span><text:span text:style-name="T235">Sotkanet database of the National Institute for Health and Well-being (THL). </text:span><text:span text:style-name="T565">Helsingin Sanomat</text:span><text:span text:style-name="T239"> </text:span><text:span text:style-name="T198">Open Election Data Hackathon (May 2012):</text:span> <text:span text:style-name="T661">c</text:span>ollection of Finnish election data for the event.</text:p>
                </text:list-item>
              </text:list>
            </text:list-item>
          </text:list>
        </text:list-item>
      </text:list>
      <text:p text:style-name="P25"/>
      <text:p text:style-name="P21">Other academic merits</text:p>
      <text:p text:style-name="P16"><text:span text:style-name="T14">S</text:span><text:span text:style-name="T7">ocieties </text:span><text:span text:style-name="T100">Open Knowledge Finland</text:span><text:span text:style-name="T84"> </text:span><text:span text:style-name="T85">ry. </text:span><text:span text:style-name="T84">Open Science Work Group.</text:span><text:span text:style-name="T50"> Found</text:span><text:span text:style-name="T53">er</text:span><text:span text:style-name="T50"> </text:span><text:span text:style-name="T54">&amp;</text:span><text:span text:style-name="T50"> </text:span><text:span text:style-name="T55">coordinator </text:span><text:span text:style-name="T56">201</text:span><text:span text:style-name="T55">3</text:span><text:span text:style-name="T57">-1</text:span><text:span text:style-name="T55">5. </text:span><text:span text:style-name="T46">Board member </text:span><text:span text:style-name="T102">Finnish Society for Bioinformatics</text:span><text:span text:style-name="T47">: PR </text:span><text:span text:style-name="T46">2008-9; </text:span><text:span text:style-name="T48">V</text:span><text:span text:style-name="T46">ice pres</text:span><text:span text:style-name="T52">ident</text:span><text:span text:style-name="T46"> 2009-10; </text:span><text:span text:style-name="T49">Treasurer <text:s/>2002 </text:span><text:span text:style-name="T51">in</text:span><text:span text:style-name="T49"> </text:span><text:span text:style-name="T103">Mathematics student union</text:span><text:span text:style-name="T49">, </text:span>Helsinki University of Technology<text:span text:style-name="T49">; </text:span></text:p>
      <text:p text:style-name="P17"><text:span text:style-name="T12">M</text:span><text:span text:style-name="T7">ember of </text:span><text:span text:style-name="T13">organizing </text:span><text:span text:style-name="T7">committee</text:span><text:span text:style-name="T204"> </text:span><text:span text:style-name="T562">Philosophy and History of Open Science</text:span><text:span text:style-name="T204"> (PHOS) 2016 </text:span><text:span text:style-name="T223">- </text:span><text:span text:style-name="T342">International conference with 100+ registered participants, 15 invited (mostly international) speakers </text:span><text:span text:style-name="T343">in University of Helsinki</text:span><text:span text:style-name="T204">; </text:span><text:span text:style-name="T562">Finnish Bioinformatics Days 2008-2010 </text:span><text:span text:style-name="T563">(3 years)</text:span><text:span text:style-name="T204">. </text:span></text:p>
      <text:p text:style-name="P17"><text:span text:style-name="T12">Member of </text:span><text:span text:style-name="T13">program </text:span><text:span text:style-name="T12">committee </text:span><text:span text:style-name="T194">D</text:span><text:span text:style-name="T195">igital Humanities in the Nordics (DH2018)</text:span><text:span text:style-name="T154">. </text:span><text:span text:style-name="T155">International conference, University of Helsinki </text:span><text:span text:style-name="T156">(</text:span><text:span text:style-name="T167">Open Science </text:span><text:span text:style-name="T168">c</text:span><text:span text:style-name="T167">hair</text:span><text:span text:style-name="T169">)</text:span><text:span text:style-name="T170">; </text:span><text:span text:style-name="T194">European Conference on Machine Learning &amp; Principles and Practice of Knowledge Discovery</text:span><text:span text:style-name="T153"> </text:span><text:span text:style-name="T157">(</text:span><text:span text:style-name="T153">ECML-PKDD </text:span><text:span text:style-name="T157">2017-</text:span><text:span text:style-name="T158">2018</text:span><text:span text:style-name="T157">). </text:span></text:p>
      <text:p text:style-name="P18"><text:span text:style-name="T143">W</text:span><text:span text:style-name="T144">ork groups</text:span><text:span text:style-name="T145"> </text:span><text:span text:style-name="T149">Un</text:span><text:span text:style-name="T175">iversity of Turku </text:span><text:span text:style-name="T176">o</text:span><text:span text:style-name="T177">pen science </text:span><text:span text:style-name="T178">methods policy</text:span><text:span text:style-name="T179"> </text:span><text:span text:style-name="T180">(</text:span><text:span text:style-name="T183">OpenUTU </text:span><text:span text:style-name="T184">work group</text:span><text:span text:style-name="T181"> </text:span><text:span text:style-name="T175">2017</text:span><text:span text:style-name="T180">-</text:span><text:span text:style-name="T182">); </text:span><text:span text:style-name="T185">Mikkeli Research Centre for Digital Information </text:span><text:span text:style-name="T190">Digitalia </text:span><text:span text:style-name="T191">s</text:span><text:span text:style-name="T192">teering </text:span><text:span text:style-name="T193">group</text:span><text:span text:style-name="T186"> </text:span><text:span text:style-name="T187">2015-</text:span><text:span text:style-name="T188">2017</text:span><text:span text:style-name="T189">.</text:span></text:p>
      <text:p text:style-name="P8"><text:soft-page-break/><text:span text:style-name="T615">Editor</text:span><text:span text:style-name="T616">ial board</text:span><text:span text:style-name="T615"> </text:span><text:span text:style-name="T617">Versus</text:span><text:span text:style-name="T618"> (in Finnish). Online journal by environmental/geographical research societies in Finland, focusing on science popularization, new collaboration modes, and improving the status of open non-commercial academic publishing.</text:span><text:span text:style-name="T619"> </text:span><text:span text:style-name="T620">www.versuslehti.fi</text:span></text:p>
      <text:p text:style-name="P10"><text:span text:style-name="T7">Re</text:span><text:span text:style-name="T16">viewer</text:span><text:span text:style-name="T7"> </text:span><text:span text:style-name="T569">&gt;</text:span><text:span text:style-name="T572">30</text:span><text:span text:style-name="T558"> scientific journals </text:span><text:span text:style-name="T570">and conferences</text:span><text:span text:style-name="T641"> (eg. Nat. Communications; PLoS); </text:span><text:span text:style-name="T570">postdoc positions</text:span><text:span text:style-name="T641"> (</text:span><text:span text:style-name="T448">2017 digital humanities; University of Helsinki); </text:span><text:span text:style-name="T560">grant applications</text:span><text:span text:style-name="T449"> (Poland National science center 2017)</text:span></text:p>
      <text:p text:style-name="P9"><text:span text:style-name="T605">Talks </text:span><text:span text:style-name="T602">5</text:span><text:span text:style-name="T603">0</text:span><text:span text:style-name="T602">+</text:span><text:span text:style-name="T603"> academic talks </text:span><text:span text:style-name="T604">and </text:span><text:span text:style-name="T603">poster presentations in 15</text:span><text:span text:style-name="T601">+</text:span><text:span text:style-name="T603"> countries</text:span><text:span text:style-name="T599">, </text:span><text:span text:style-name="T600">including</text:span><text:span text:style-name="T599"> </text:span><text:span text:style-name="T601">1 keynote, </text:span><text:span text:style-name="T574">&gt;20</text:span><text:span text:style-name="T575"> invited and </text:span><text:span text:style-name="T576">&gt;</text:span><text:span text:style-name="T577">2</text:span><text:span text:style-name="T578">0</text:span><text:span text:style-name="T575"> </text:span><text:span text:style-name="T579">c</text:span><text:span text:style-name="T580">ontributed </text:span><text:span text:style-name="T581">academic </text:span><text:span text:style-name="T582">talks</text:span><text:span text:style-name="T580">; </text:span><text:span text:style-name="T576">&gt;</text:span><text:span text:style-name="T583">1</text:span><text:span text:style-name="T576">0</text:span><text:span text:style-name="T584"> </text:span><text:span text:style-name="T577">public </text:span><text:span text:style-name="T585">workshops, </text:span><text:span text:style-name="T577">lectures, </text:span><text:span text:style-name="T583">v</text:span><text:span text:style-name="T586">ideo lectures </text:span><text:span text:style-name="T583">or</text:span><text:span text:style-name="T586"> interview</text:span><text:span text:style-name="T583">s; </text:span><text:span text:style-name="T587">&gt;</text:span><text:span text:style-name="T588">20</text:span><text:span text:style-name="T589"> </text:span><text:span text:style-name="T590">p</text:span><text:span text:style-name="T586">oster </text:span><text:span text:style-name="T591">p</text:span><text:span text:style-name="T586">resentations. </text:span><text:span text:style-name="T592">Co-</text:span><text:span text:style-name="T593">authored</text:span><text:span text:style-name="T594"> blogs </text:span><text:span text:style-name="T592">have </text:span><text:span text:style-name="T594">&gt;</text:span><text:span text:style-name="T595">50</text:span><text:span text:style-name="T594">,000 hits. </text:span><text:span text:style-name="T596">Co-organized several </text:span><text:span text:style-name="T597">(</text:span><text:span text:style-name="T576">&gt;</text:span><text:span text:style-name="T597">5)</text:span><text:span text:style-name="T576"> </text:span><text:span text:style-name="T596">workshops</text:span><text:span text:style-name="T598">. </text:span></text:p>
      <text:p text:style-name="P20"><text:span text:style-name="T11">Publications</text:span><text:span text:style-name="T7"> </text:span><text:span text:style-name="T240">50</text:span> peer-reviewed scientific articles <text:span text:style-name="T378">including </text:span><text:span text:style-name="T379">book chapters and </text:span><text:span text:style-name="T378">papers in Nature Communications, Nature Methods, </text:span><text:span text:style-name="T380">and LIBER Quarterly</text:span>; <text:span text:style-name="T466">o</text:span><text:span text:style-name="T498">ther research outputs includ</text:span><text:span text:style-name="T499">e</text:span><text:span text:style-name="T498"> </text:span><text:span text:style-name="T500">software, data, </text:span><text:span text:style-name="T501">workshop paper</text:span><text:span text:style-name="T502">s,</text:span><text:span text:style-name="T503"> </text:span><text:span text:style-name="T504">and </text:span><text:span text:style-name="T499">public </text:span><text:span text:style-name="T505">outreach </text:span><text:span text:style-name="T506">material</text:span><text:span text:style-name="T495">. </text:span><text:span text:style-name="T657">Thomson </text:span>h-index <text:span text:style-name="T512">18</text:span>; <text:span text:style-name="T514">&gt;</text:span><text:span text:style-name="T518">1</text:span><text:span text:style-name="T529">4</text:span><text:span text:style-name="T526">00</text:span><text:span text:style-name="T514"> citations</text:span><text:span text:style-name="T515">, </text:span><text:span text:style-name="T516">average </text:span><text:span text:style-name="T529">4</text:span><text:span text:style-name="T527">8</text:span><text:span text:style-name="T517"> citations per article. </text:span><text:span text:style-name="T485">Theory and application</text:span><text:span text:style-name="T486">s</text:span><text:span text:style-name="T485"> of </text:span><text:span text:style-name="T487">high-throughput data analysis</text:span><text:span text:style-name="T488">, </text:span><text:span text:style-name="T496">computational biomedicine </text:span><text:span text:style-name="T494">and digital humanities</text:span><text:span text:style-name="T491">,</text:span><text:span text:style-name="T490"> </text:span><text:span text:style-name="T491">blending </text:span><text:span text:style-name="T492">approaches from statistics, </text:span><text:span text:style-name="T489">data analysis, </text:span><text:span text:style-name="T493">machine learning, and </text:span><text:span text:style-name="T496">numerical </text:span><text:span text:style-name="T493">ecolog</text:span><text:span text:style-name="T496">y</text:span><text:span text:style-name="T497">.</text:span><text:span text:style-name="T495"> </text:span></text:p>
      <text:p text:style-name="P23"><text:span text:style-name="T528">Research </text:span><text:span text:style-name="T513">software </text:span><text:span text:style-name="T241">10+ mature scientific software projects in machine learning, bioinformatics and digital humanities </text:span><text:span text:style-name="T381">with </text:span><text:span text:style-name="T383">tens of </text:span><text:span text:style-name="T381">thousands of downloads annually. </text:span><text:span text:style-name="T382">A</text:span><text:span text:style-name="T25">lgorithms </text:span><text:span text:style-name="T26">for </text:span><text:span text:style-name="T24">machine learning (dmt), functional genomic data integration (pint), </text:span><text:span text:style-name="T32">ecology (earlywarnings), </text:span><text:span text:style-name="T24">and digital humanities </text:span><text:span text:style-name="T28">(eurostat) </text:span><text:span text:style-name="T29">and</text:span><text:span text:style-name="T27"> </text:span><text:span text:style-name="T30">statistical authorities</text:span><text:span text:style-name="T27"> </text:span><text:span text:style-name="T28">(pxweb, sotkanet)</text:span><text:span text:style-name="T31">. </text:span></text:p>
      <text:p text:style-name="P24"><text:span text:style-name="T40">R</text:span><text:span text:style-name="T39">esearch data </text:span><text:span text:style-name="T24">Maintainer of </text:span><text:span text:style-name="T33">3</text:span><text:span text:style-name="T24"> published scientific data collections.</text:span></text:p>
      <text:p text:style-name="P19"><text:span text:style-name="T95">Scientific and societal impact </text:span><text:span text:style-name="T81">R</text:span><text:span text:style-name="T42">esearch covered by </text:span><text:span text:style-name="T417">Guardian, </text:span><text:span text:style-name="T418">Forbes, Le Figaro, New York Times, Huffington Post, </text:span><text:span text:style-name="T140">PeerJ, </text:span><text:span text:style-name="T141">Science Daily, </text:span><text:span text:style-name="T142">Tiede, </text:span><text:span text:style-name="T76">Turun </text:span><text:span text:style-name="T77">S</text:span><text:span text:style-name="T76">anomat, </text:span><text:span text:style-name="T78">Tietoviikko, </text:span><text:span text:style-name="T79">and </text:span><text:span text:style-name="T80">various </text:span><text:span text:style-name="T79">popular science blogs. </text:span><text:span text:style-name="T281">M</text:span><text:span text:style-name="T282">y pu</text:span><text:span text:style-name="T283">b</text:span><text:span text:style-name="T282">lications are </text:span><text:span text:style-name="T284">a</text:span><text:span text:style-name="T294">mong top-</text:span><text:span text:style-name="T295">1% </text:span><text:span text:style-name="T294">online </text:span><text:span text:style-name="T296">shares, </text:span><text:span text:style-name="T297">and </text:span><text:span text:style-name="T294">top-</text:span><text:span text:style-name="T295">2% </text:span><text:span text:style-name="T294">most </text:span><text:span text:style-name="T295">highly cited in Wikipedia</text:span><text:span text:style-name="T296"> </text:span><text:span text:style-name="T298">(</text:span><text:span text:style-name="T299">ImpactStory </text:span><text:span text:style-name="T300">altmetrics</text:span><text:span text:style-name="T298">)</text:span><text:span text:style-name="T294">, </text:span><text:span text:style-name="T297">and the software among top-4% impact </text:span><text:span text:style-name="T301">(</text:span><text:span text:style-name="T297">Depsy</text:span><text:span text:style-name="T301">) </text:span><text:span text:style-name="T316">and </text:span><text:span text:style-name="T88">top-20% in Bioconductor</text:span><text:span text:style-name="T297">.</text:span><text:span text:style-name="T87"> </text:span><text:span text:style-name="T401">F</text:span><text:span text:style-name="T402">ounding member and chair </text:span><text:span text:style-name="T403">2013-2015 </text:span><text:span text:style-name="T402">Open Knowledge Finland Open Science work group</text:span><text:span text:style-name="T304">. </text:span><text:span text:style-name="T302">M</text:span><text:span text:style-name="T304">y </text:span><text:span text:style-name="T402">Freedom of Information request </text:span><text:span text:style-name="T400">supported by the </text:span><text:span text:style-name="T402">administrative court</text:span><text:span text:style-name="T390"> </text:span><text:span text:style-name="T304">led to release of academic journal price </text:span><text:span text:style-name="T302">information </text:span><text:span text:style-name="T304">by Ministry of Education and Culture in 2016: </text:span><text:span text:style-name="T402">Finland </text:span><text:span text:style-name="T405">could </text:span><text:span text:style-name="T404">subsequently </text:span><text:span text:style-name="T405">release full information of academic publishing subscription prices and </text:span><text:span text:style-name="T400">became a leading country in the </text:span><text:span text:style-name="T402">transparency of academic journal pricing</text:span><text:span text:style-name="T304">; I </text:span><text:span text:style-name="T317">then </text:span><text:span text:style-name="T303">participated in </text:span><text:span text:style-name="T304">the </text:span><text:span text:style-name="T303">design of </text:span><text:span text:style-name="T402">tiedonhinta.fi campaign</text:span><text:span text:style-name="T304">, </text:span><text:span text:style-name="T305">s</text:span><text:span text:style-name="T304">igned </text:span><text:span text:style-name="T305">up </text:span><text:span text:style-name="T304">by &gt;2700 researchers </text:span><text:span text:style-name="T306">to </text:span><text:span text:style-name="T304">support </text:span><text:span text:style-name="T306">Finnish </text:span><text:span text:style-name="T304">negotiations with academic publishers; </text:span><text:span text:style-name="T319">the Finnish Ministry of Education and Culture awarded our Open Knowledge Finland team for these activities with Open Science award in 2017. </text:span><text:span text:style-name="T399">Data Elections Finland</text:span><text:span text:style-name="T349"> </text:span><text:span text:style-name="T350">(Datavaalit</text:span><text:span text:style-name="T349">)</text:span><text:span text:style-name="T398"> </text:span><text:span text:style-name="T285">Steering group member. </text:span><text:span text:style-name="T286">N</text:span><text:span text:style-name="T285">etwork </text:span><text:span text:style-name="T287">for </text:span><text:span text:style-name="T285">develop</text:span><text:span text:style-name="T287">ing </text:span><text:span text:style-name="T285">sustainable parliamentary monitoring infrastructure in Finland. </text:span><text:span text:style-name="T287">C</text:span><text:span text:style-name="T285">oordinated by the Finnish NGO Kansan muisti ry. Funded by Sitra (2012-13) </text:span><text:span text:style-name="T288">and </text:span><text:span text:style-name="T285">national media companies; </text:span><text:span text:style-name="T478">&gt;10 </text:span><text:span text:style-name="T479">invited and contributed </text:span><text:span text:style-name="T480">scientific </text:span><text:span text:style-name="T481">lectures, </text:span><text:span text:style-name="T478">workshops </text:span><text:span text:style-name="T482">and video interviews </text:span><text:span text:style-name="T483">for the general public</text:span><text:span text:style-name="T484"> </text:span><text:span text:style-name="T332">in Finland and abroad, </text:span><text:span text:style-name="T333">for </text:span><text:span text:style-name="T334">instance in </text:span><text:span text:style-name="T421">S</text:span>HARE Conference <text:span text:style-name="T644">(</text:span>Belgrade, Serbia 4/2012<text:span text:style-name="T644">),</text:span><text:span text:style-name="T215"> </text:span><text:span text:style-name="T216">public lectures </text:span><text:span text:style-name="T217">on </text:span><text:span text:style-name="T216">the </text:span><text:span text:style-name="T217">human microbiome </text:span><text:span text:style-name="T335">and invited video interviews by Helsinki Region Infoshare, University of Helsinki, and Aca</text:span><text:span text:style-name="T336">demy</text:span><text:span text:style-name="T335"> of Finland</text:span><text:span text:style-name="T337">.</text:span><text:span text:style-name="T338"> </text:span></text:p>
      <text:p text:style-name="P34"><text:span text:style-name="T9">Networks</text:span><text:span text:style-name="T210"> </text:span><text:span text:style-name="T36">1</text:span><text:span text:style-name="T38">50</text:span><text:span text:style-name="T36"> co-authors from 10</text:span><text:span text:style-name="T35">+</text:span><text:span text:style-name="T36"> countries</text:span><text:span text:style-name="T35">. </text:span><text:span text:style-name="T34">Key international collaborators include Prof Willem M de Vos (Wageningen), Prof Marten Scheffer (Wageningen), Prof Jeroen Raes (VIB/KU Leuven), and Prof Karoline Faust (KU Leuven)</text:span><text:span text:style-name="T37">. </text:span><text:span text:style-name="T206">2 COST networks </text:span><text:span text:style-name="T219">in bioinformatics; </text:span><text:span text:style-name="T366">Founder </text:span><text:span text:style-name="T367">and main developer </text:span><text:span text:style-name="T205">rOpenGov </text:span><text:span text:style-name="T358">open source </text:span><text:span text:style-name="T359">network </text:span><text:span text:style-name="T360">for </text:span><text:span text:style-name="T361">digital humanities, </text:span><text:span text:style-name="T362">with </text:span><text:span text:style-name="T363">contributors </text:span><text:span text:style-name="T364">from </text:span><text:span text:style-name="T365">&gt;5 </text:span><text:span text:style-name="T364">countries</text:span><text:span text:style-name="T36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48638a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20e191d" style:font-style-asian="normal" style:font-style-complex="normal"/>
    </style:style>
    <style:style style:name="MT6" style:family="text">
      <style:text-properties fo:color="#666666" style:font-name="Times New Roman" fo:font-style="normal" officeooo:rsid="01359bbe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Sep</text:span><text:span text:style-name="MT4"> </text:span><text:span text:style-name="MT5">1</text:span><text:span text:style-name="MT3">5</text:span><text:span text:style-name="MT4">, 201</text:span><text:span text:style-name="MT6">8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3.2$Linux_X86_64 LibreOffice_project/00m0$Build-2</meta:generator>
    <dc:date>2018-09-15T12:32:16.332721876</dc:date>
    <meta:editing-duration>PT13H7M4S</meta:editing-duration>
    <meta:editing-cycles>416</meta:editing-cycles>
    <meta:document-statistic meta:table-count="0" meta:image-count="0" meta:object-count="0" meta:page-count="4" meta:paragraph-count="80" meta:word-count="1817" meta:character-count="13856" meta:non-whitespace-character-count="12061"/>
  </office:meta>
</office:document-meta>
</file>